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12488b" loext:opacity="100%"/>
    </style:style>
    <style:style style:name="P2" style:family="paragraph" style:parent-style-name="Preformatted_20_Text">
      <style:text-properties fo:color="#a2734c" loext:opacity="100%"/>
    </style:style>
    <style:style style:name="P3" style:family="paragraph" style:parent-style-name="Preformatted_20_Text">
      <style:text-properties fo:color="#c01c28" loext:opacity="100%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text-properties style:text-underline-style="none" fo:font-weight="normal" officeooo:rsid="00220b10" officeooo:paragraph-rsid="00220b1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20b10" officeooo:paragraph-rsid="00220b10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220b10" officeooo:paragraph-rsid="00220b10" style:font-weight-asian="normal" style:font-weight-complex="normal"/>
    </style:style>
    <style:style style:name="T1" style:family="text">
      <style:text-properties fo:color="#26a269" loext:opacity="100%" fo:font-weight="bold"/>
    </style:style>
    <style:style style:name="T2" style:family="text">
      <style:text-properties fo:color="#12488b" loext:opacity="100%" fo:font-weight="bold"/>
    </style:style>
    <style:style style:name="T3" style:family="text">
      <style:text-properties fo:color="#c01c28" loext:opacity="100%" fo:font-weight="bold"/>
    </style:style>
    <style:style style:name="T4" style:family="text">
      <style:text-properties fo:color="#a2734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siva@Linuxvm</text:span>:<text:span text:style-name="T2">~</text:span>$ sudo su</text:p>
      <text:p text:style-name="Preformatted_20_Text">[sudo] password for siva: </text:p>
      <text:p text:style-name="Preformatted_20_Text">root@Linuxvm:/home/siva# docker ps</text:p>
      <text:p text:style-name="Preformatted_20_Text">CONTAINER ID <text:s text:c="2"/>IMAGE <text:s text:c="4"/>COMMAND <text:s text:c="2"/>CREATED <text:s text:c="2"/>STATUS <text:s text:c="3"/>PORTS <text:s text:c="4"/>NAMES</text:p>
      <text:p text:style-name="Preformatted_20_Text">root@Linuxvm:/home/siva# vi Dockerfile</text:p>
      <text:p text:style-name="Preformatted_20_Text">root@Linuxvm:/home/siva# ls</text:p>
      <text:p text:style-name="Preformatted_20_Text">about.html <text:s/>Dockerfile <text:s/><text:span text:style-name="T2">Documents</text:span> <text:s text:c="3"/><text:span text:style-name="T2">Music</text:span> <text:s text:c="4"/><text:span text:style-name="T2">snap</text:span> <text:s text:c="8"/><text:span text:style-name="T2">Videos</text:span></text:p>
      <text:p text:style-name="Preformatted_20_Text"><text:span text:style-name="T2">Desktop</text:span> <text:s text:c="4"/><text:span text:style-name="T1">docker.sh</text:span> <text:s text:c="2"/><text:span text:style-name="T2">Downloads</text:span> <text:s text:c="3"/><text:span text:style-name="T2">Pictures</text:span> <text:s/><text:span text:style-name="T2">Templates</text:span></text:p>
      <text:p text:style-name="Preformatted_20_Text"><text:span text:style-name="T2">dockerfile</text:span> <text:s/>docs.txt <text:s text:c="3"/>example.txt <text:s/><text:span text:style-name="T2">Public</text:span> <text:s text:c="3"/><text:span text:style-name="T3">test.txt.gz</text:span></text:p>
      <text:p text:style-name="Preformatted_20_Text">root@Linuxvm:/home/siva# docker build -t alpine</text:p>
      <text:p text:style-name="Preformatted_20_Text">ERROR: "docker buildx build" requires exactly 1 argument.</text:p>
      <text:p text:style-name="Preformatted_20_Text">See &amp;apos;docker buildx build --help&amp;apos;.</text:p>
      <text:p text:style-name="Preformatted_20_Text"/>
      <text:p text:style-name="Preformatted_20_Text">Usage: <text:s/>docker buildx build [OPTIONS] PATH | URL | -</text:p>
      <text:p text:style-name="Preformatted_20_Text"/>
      <text:p text:style-name="Preformatted_20_Text">Start a build</text:p>
      <text:p text:style-name="Preformatted_20_Text">root@Linuxvm:/home/siva# docker build -t alpine .</text:p>
      <text:p text:style-name="Preformatted_20_Text">[+] Building 4.1s (6/6) FINISHED <text:s text:c="32"/>docker:default</text:p>
      <text:p text:style-name="P1"><text:s/>=&gt; [internal] load build definition from Dockerfile <text:s text:c="22"/>0.1s</text:p>
      <text:p text:style-name="P1"><text:s/>=&gt; =&gt; transferring dockerfile: 28.10kB <text:s text:c="35"/>0.0s</text:p>
      <text:p text:style-name="P1"><text:s/>=&gt; [internal] load metadata for docker.io/library/nginx:alpine <text:s text:c="11"/>3.5s</text:p>
      <text:p text:style-name="P1"><text:s/>=&gt; [internal] load .dockerignore <text:s text:c="41"/>0.1s</text:p>
      <text:p text:style-name="P1"><text:s/>=&gt; =&gt; transferring context: 2B <text:s text:c="43"/>0.0s</text:p>
      <text:p text:style-name="P1"><text:s/>=&gt; [internal] load build context <text:s text:c="41"/>0.1s</text:p>
      <text:p text:style-name="P1"><text:s/>=&gt; =&gt; transferring context: 2B <text:s text:c="43"/>0.0s</text:p>
      <text:p text:style-name="P2"><text:s/>=&gt; CANCELED [1/2] FROM docker.io/library/nginx:alpine@sha256:2140dad235c <text:s/>0.2s</text:p>
      <text:p text:style-name="P1"><text:s/>=&gt; =&gt; resolve docker.io/library/nginx:alpine@sha256:2140dad235c130ac8610 <text:s/>0.1s</text:p>
      <text:p text:style-name="P1"><text:s/>=&gt; =&gt; sha256:2140dad235c130ac861018a4e13a6bc8aea3a35f3a4 9.07kB / 9.07kB <text:s/>0.0s</text:p>
      <text:p text:style-name="P1"><text:s/>=&gt; =&gt; sha256:ae136e431e76e12e5d84979ea5e2ffff4dd9589c243 2.50kB / 2.50kB <text:s/>0.0s</text:p>
      <text:p text:style-name="P1"><text:s/>=&gt; =&gt; sha256:cb8f91112b6b50ead202f48bbf81cec4b34c25441 11.24kB / 11.24kB <text:s/>0.0s</text:p>
      <text:p text:style-name="P3"><text:s/>=&gt; ERROR [2/2] COPY index.html /usr/share/nginx/html/ <text:s text:c="20"/>0.0s</text:p>
      <text:p text:style-name="Preformatted_20_Text">------</text:p>
      <text:p text:style-name="Preformatted_20_Text"><text:s/>&gt; [2/2] COPY index.html /usr/share/nginx/html/:</text:p>
      <text:p text:style-name="Preformatted_20_Text">------</text:p>
      <text:p text:style-name="Preformatted_20_Text">Dockerfile:3</text:p>
      <text:p text:style-name="Preformatted_20_Text">--------------------</text:p>
      <text:p text:style-name="Preformatted_20_Text"><text:s text:c="3"/>1 | <text:s text:c="4"/>#Base Image</text:p>
      <text:p text:style-name="Preformatted_20_Text"><text:s text:c="3"/>2 | <text:s text:c="4"/>FROM nginx:alpine</text:p>
      <text:p text:style-name="Preformatted_20_Text"><text:s text:c="3"/>3 | &gt;&gt;&gt; COPY index.html /usr/share/nginx/html/</text:p>
      <text:p text:style-name="Preformatted_20_Text"><text:s text:c="3"/>4 | <text:s text:c="4"/>EXPOSE 80</text:p>
      <text:p text:style-name="Preformatted_20_Text"><text:s text:c="3"/>5 | <text:s text:c="4"/>CMD ["nginx", "-g", "daemon off;"]</text:p>
      <text:p text:style-name="Preformatted_20_Text">--------------------</text:p>
      <text:p text:style-name="Preformatted_20_Text">ERROR: failed to solve: failed to compute cache key: failed to calculate checksum of ref e621e517-29ed-4ed3-b974-7a44276bbbc9::lvxpu9u850czkg95wqts035qn: "/index.html": not found</text:p>
      <text:p text:style-name="Preformatted_20_Text">root@Linuxvm:/home/siva# ls</text:p>
      <text:p text:style-name="Preformatted_20_Text">about.html <text:s/>Dockerfile <text:s/><text:span text:style-name="T2">Documents</text:span> <text:s text:c="3"/><text:span text:style-name="T2">Music</text:span> <text:s text:c="4"/><text:span text:style-name="T2">snap</text:span> <text:s text:c="8"/><text:span text:style-name="T2">Videos</text:span></text:p>
      <text:p text:style-name="Preformatted_20_Text"><text:span text:style-name="T2">Desktop</text:span> <text:s text:c="4"/><text:span text:style-name="T1">docker.sh</text:span> <text:s text:c="2"/><text:span text:style-name="T2">Downloads</text:span> <text:s text:c="3"/><text:span text:style-name="T2">Pictures</text:span> <text:s/><text:span text:style-name="T2">Templates</text:span></text:p>
      <text:p text:style-name="Preformatted_20_Text"><text:span text:style-name="T2">dockerfile</text:span> <text:s/>docs.txt <text:s text:c="3"/>example.txt <text:s/><text:span text:style-name="T2">Public</text:span> <text:s text:c="3"/><text:span text:style-name="T3">test.txt.gz</text:span></text:p>
      <text:p text:style-name="Preformatted_20_Text">root@Linuxvm:/home/siva# vi index.html</text:p>
      <text:p text:style-name="Preformatted_20_Text">root@Linuxvm:/home/siva# docker build -t alpine .</text:p>
      <text:p text:style-name="Preformatted_20_Text">[+] Building 20.2s (7/7) FINISHED <text:s text:c="31"/>docker:default</text:p>
      <text:p text:style-name="P1"><text:s/>=&gt; [internal] load build definition from Dockerfile <text:s text:c="22"/>0.0s</text:p>
      <text:p text:style-name="P1"><text:s/>=&gt; =&gt; transferring dockerfile: 28.10kB <text:s text:c="35"/>0.0s</text:p>
      <text:p text:style-name="P1"><text:s/>=&gt; [internal] load metadata for docker.io/library/nginx:alpine <text:s text:c="11"/>1.2s</text:p>
      <text:p text:style-name="P1"><text:s/>=&gt; [internal] load .dockerignore <text:s text:c="41"/>0.0s</text:p>
      <text:p text:style-name="P1"><text:s/>=&gt; =&gt; transferring context: 2B <text:s text:c="43"/>0.0s</text:p>
      <text:p text:style-name="P1"><text:s/>=&gt; [internal] load build context <text:s text:c="41"/>0.1s</text:p>
      <text:p text:style-name="P1"><text:s/>=&gt; =&gt; transferring context: 140B <text:s text:c="41"/>0.0s</text:p>
      <text:p text:style-name="P1"><text:s/>=&gt; [1/2] FROM docker.io/library/nginx:alpine@sha256:2140dad235c130ac861 <text:s/>18.4s</text:p>
      <text:p text:style-name="P1"><text:s/>=&gt; =&gt; resolve docker.io/library/nginx:alpine@sha256:2140dad235c130ac8610 <text:s/>0.1s</text:p>
      <text:p text:style-name="P1"><text:s/>=&gt; =&gt; sha256:ae136e431e76e12e5d84979ea5e2ffff4dd9589c243 2.50kB / 2.50kB <text:s/>0.0s</text:p>
      <text:p text:style-name="P1"><text:s/>=&gt; =&gt; sha256:43c4264eed91be63b206e17d93e75256a6097070ce6 3.62MB / 3.62MB <text:s/>4.3s</text:p>
      <text:p text:style-name="P1"><text:s/>=&gt; =&gt; sha256:d1171b13e41264c85467ed40468d24ab5e9d63c3473 1.76MB / 1.76MB <text:s/>4.4s</text:p>
      <text:p text:style-name="P1"><text:soft-page-break/><text:s/>=&gt; =&gt; sha256:596d53a7de8832c0963cd374bf19a0a1ca2284c80329e1a 629B / 629B <text:s/>2.0s</text:p>
      <text:p text:style-name="P1"><text:s/>=&gt; =&gt; sha256:2140dad235c130ac861018a4e13a6bc8aea3a35f3a4 9.07kB / 9.07kB <text:s/>0.0s</text:p>
      <text:p text:style-name="P1"><text:s/>=&gt; =&gt; sha256:cb8f91112b6b50ead202f48bbf81cec4b34c25441 11.24kB / 11.24kB <text:s/>0.0s</text:p>
      <text:p text:style-name="P1"><text:s/>=&gt; =&gt; sha256:f99ac9ba1313c45bf9b3ab78f8de953ef9da22b2563d562 957B / 957B <text:s/>3.1s</text:p>
      <text:p text:style-name="P1"><text:s/>=&gt; =&gt; sha256:fd072e74e282316f9f012356a6dfe3d97040535b03de660 404B / 404B <text:s/>4.3s</text:p>
      <text:p text:style-name="P1"><text:s/>=&gt; =&gt; extracting sha256:43c4264eed91be63b206e17d93e75256a6097070ce643c5e <text:s/>0.2s</text:p>
      <text:p text:style-name="P1"><text:s/>=&gt; =&gt; sha256:45eb579d59b22c5e0595361f49fbeeba137c526f597 1.40kB / 1.40kB <text:s/>4.7s</text:p>
      <text:p text:style-name="P1"><text:s/>=&gt; =&gt; sha256:379754eea6a7cab18b781ab577b2668c2a5a6e0181c 1.21kB / 1.21kB <text:s/>4.9s</text:p>
      <text:p text:style-name="P1"><text:s/>=&gt; =&gt; sha256:472934715761932c17e60819e5a424f4a1a52741 15.10MB / 15.10MB <text:s/>17.3s</text:p>
      <text:p text:style-name="P1"><text:s/>=&gt; =&gt; extracting sha256:d1171b13e41264c85467ed40468d24ab5e9d63c34730790c <text:s/>0.2s</text:p>
      <text:p text:style-name="P1"><text:s/>=&gt; =&gt; extracting sha256:596d53a7de8832c0963cd374bf19a0a1ca2284c80329e1a1 <text:s/>0.0s</text:p>
      <text:p text:style-name="P1"><text:s/>=&gt; =&gt; extracting sha256:f99ac9ba1313c45bf9b3ab78f8de953ef9da22b2563d562a <text:s/>0.0s</text:p>
      <text:p text:style-name="P1"><text:s/>=&gt; =&gt; extracting sha256:fd072e74e282316f9f012356a6dfe3d97040535b03de6600 <text:s/>0.0s</text:p>
      <text:p text:style-name="P1"><text:s/>=&gt; =&gt; extracting sha256:379754eea6a7cab18b781ab577b2668c2a5a6e0181c9712c <text:s/>0.0s</text:p>
      <text:p text:style-name="P1"><text:s/>=&gt; =&gt; extracting sha256:45eb579d59b22c5e0595361f49fbeeba137c526f597666eb <text:s/>0.0s</text:p>
      <text:p text:style-name="P1"><text:s/>=&gt; =&gt; extracting sha256:472934715761932c17e60819e5a424f4a1a527413ac60952 <text:s/>0.5s</text:p>
      <text:p text:style-name="P1"><text:s/>=&gt; [2/2] COPY index.html /usr/share/nginx/html/ <text:s text:c="26"/>0.3s</text:p>
      <text:p text:style-name="P1"><text:s/>=&gt; exporting to image <text:s text:c="52"/>0.1s</text:p>
      <text:p text:style-name="P1"><text:s/>=&gt; =&gt; exporting layers <text:s text:c="51"/>0.1s</text:p>
      <text:p text:style-name="P1"><text:s/>=&gt; =&gt; writing image sha256:55fbd4f7f5d84e57db6066986d33c3b1d05bcdea0740b <text:s/>0.0s</text:p>
      <text:p text:style-name="P1"><text:s/>=&gt; =&gt; naming to docker.io/library/alpine <text:s text:c="33"/>0.0s</text:p>
      <text:p text:style-name="Preformatted_20_Text">root@Linuxvm:/home/siva# docker ps</text:p>
      <text:p text:style-name="Preformatted_20_Text">CONTAINER ID <text:s text:c="2"/>IMAGE <text:s text:c="4"/>COMMAND <text:s text:c="2"/>CREATED <text:s text:c="2"/>STATUS <text:s text:c="3"/>PORTS <text:s text:c="4"/>NAMES</text:p>
      <text:p text:style-name="Preformatted_20_Text">root@Linuxvm:/home/siva# docker run -d -p 8000:80 alpine</text:p>
      <text:p text:style-name="Preformatted_20_Text">a9c42b0618ea28c71b88a29c8370bdc8c14a419e1b4259121a7480240c181ff6</text:p>
      <text:p text:style-name="Preformatted_20_Text">root@Linuxvm:/home/siva# docker ps</text:p>
      <text:p text:style-name="Preformatted_20_Text">CONTAINER ID <text:s text:c="2"/>IMAGE <text:s text:c="4"/>COMMAND <text:s text:c="17"/>CREATED <text:s text:c="8"/>STATUS <text:s text:c="8"/>PORTS <text:s text:c="36"/>NAMES</text:p>
      <text:p text:style-name="Preformatted_20_Text">a9c42b0618ea <text:s text:c="2"/>alpine <text:s text:c="3"/>"/docker-entrypoint.…" <text:s text:c="2"/>8 seconds ago <text:s text:c="2"/>Up 7 seconds <text:s text:c="2"/>0.0.0.0:8000-&gt;80/tcp, [::]:8000-&gt;80/tcp <text:s text:c="2"/>intelligent_hugle</text:p>
      <text:p text:style-name="Preformatted_20_Text">root@Linuxvm:/home/siva# history</text:p>
      <text:p text:style-name="Preformatted_20_Text"><text:s text:c="4"/>1 <text:s/>date</text:p>
      <text:p text:style-name="Preformatted_20_Text"><text:s text:c="4"/>2 <text:s/>pwd</text:p>
      <text:p text:style-name="Preformatted_20_Text"><text:s text:c="4"/>3 <text:s/>exit</text:p>
      <text:p text:style-name="Preformatted_20_Text"><text:s text:c="4"/>4 <text:s/>apt install docker.io</text:p>
      <text:p text:style-name="Preformatted_20_Text"><text:s text:c="4"/>5 <text:s/>nano docker.sh</text:p>
      <text:p text:style-name="Preformatted_20_Text"><text:s text:c="4"/>6 <text:s/>./docker.sh</text:p>
      <text:p text:style-name="Preformatted_20_Text"><text:s text:c="4"/>7 <text:s/>docker ps</text:p>
      <text:p text:style-name="Preformatted_20_Text"><text:s text:c="4"/>8 <text:s/>docker version</text:p>
      <text:p text:style-name="Preformatted_20_Text"><text:s text:c="4"/>9 <text:s/>nano docker.sh</text:p>
      <text:p text:style-name="Preformatted_20_Text"><text:s text:c="3"/>10 <text:s/>chmod 777 docker.sh</text:p>
      <text:p text:style-name="Preformatted_20_Text"><text:s text:c="3"/>11 <text:s/>./docker.sh</text:p>
      <text:p text:style-name="Preformatted_20_Text"><text:s text:c="3"/>12 <text:s/>docker version</text:p>
      <text:p text:style-name="Preformatted_20_Text"><text:s text:c="3"/>13 <text:s/>systemctl status nginx</text:p>
      <text:p text:style-name="Preformatted_20_Text"><text:s text:c="3"/>14 <text:s/>vi /etc/nginx/nginx.conf</text:p>
      <text:p text:style-name="Preformatted_20_Text"><text:s text:c="3"/>15 <text:s/>vi /usr/share/nginx/html/index.html</text:p>
      <text:p text:style-name="Preformatted_20_Text"><text:s text:c="3"/>16 <text:s/>sudo nano /etc/nginx/sites-available/default</text:p>
      <text:p text:style-name="Preformatted_20_Text"><text:s text:c="3"/>17 <text:s/>vi about.html</text:p>
      <text:p text:style-name="Preformatted_20_Text"><text:s text:c="3"/>18 <text:s/>ls</text:p>
      <text:p text:style-name="Preformatted_20_Text"><text:s text:c="3"/>19 <text:s/>sudo nginx -t</text:p>
      <text:p text:style-name="Preformatted_20_Text"><text:s text:c="3"/>20 <text:s/>sudo systemctl restart nginx</text:p>
      <text:p text:style-name="Preformatted_20_Text"><text:s text:c="3"/>21 <text:s/>ls /var/www/html/</text:p>
      <text:p text:style-name="Preformatted_20_Text"><text:s text:c="3"/>22 <text:s/>sudo cp /home/siva/about.html /var/www/html/</text:p>
      <text:p text:style-name="Preformatted_20_Text"><text:s text:c="3"/>23 <text:s/>sudo nano /etc/nginx/sites-available/default</text:p>
      <text:p text:style-name="Preformatted_20_Text"><text:s text:c="3"/>24 <text:s/>ls /var/www/html/</text:p>
      <text:p text:style-name="Preformatted_20_Text"><text:s text:c="3"/>25 <text:s/>cd</text:p>
      <text:p text:style-name="Preformatted_20_Text"><text:s text:c="3"/>26 <text:s/>exit</text:p>
      <text:p text:style-name="Preformatted_20_Text"><text:s text:c="3"/>27 <text:s/>docker images</text:p>
      <text:p text:style-name="Preformatted_20_Text"><text:s text:c="3"/>28 <text:s/>docker --version</text:p>
      <text:p text:style-name="Preformatted_20_Text"><text:s text:c="3"/>29 <text:s/>docker logs</text:p>
      <text:p text:style-name="Preformatted_20_Text"><text:s text:c="3"/>30 <text:s/>docker pull mysql:8.0</text:p>
      <text:p text:style-name="Preformatted_20_Text"><text:s text:c="3"/>31 <text:s/>docker images</text:p>
      <text:p text:style-name="Preformatted_20_Text"><text:s text:c="3"/>32 <text:s/>docker build -t mysql</text:p>
      <text:p text:style-name="Preformatted_20_Text"><text:s text:c="3"/>33 <text:s/>pwd</text:p>
      <text:p text:style-name="Preformatted_20_Text"><text:soft-page-break/><text:s text:c="3"/>34 <text:s/>ls</text:p>
      <text:p text:style-name="Preformatted_20_Text"><text:s text:c="3"/>35 <text:s/>docker build -t mysql:8.0</text:p>
      <text:p text:style-name="Preformatted_20_Text"><text:s text:c="3"/>36 <text:s/>docker buildx build </text:p>
      <text:p text:style-name="Preformatted_20_Text"><text:s text:c="3"/>37 <text:s/>docker buildx build --help</text:p>
      <text:p text:style-name="Preformatted_20_Text"><text:s text:c="3"/>38 <text:s/>docker ps</text:p>
      <text:p text:style-name="Preformatted_20_Text"><text:s text:c="3"/>39 <text:s/>docker run --name my-mysql -e MYSQL_ROOT_PASSWORD=my-secret-pw -d mysql</text:p>
      <text:p text:style-name="Preformatted_20_Text"><text:s text:c="3"/>40 <text:s/>docker images</text:p>
      <text:p text:style-name="Preformatted_20_Text"><text:s text:c="3"/>41 <text:s/>docker rmi c757d623b190</text:p>
      <text:p text:style-name="Preformatted_20_Text"><text:s text:c="3"/>42 <text:s/>docker stop fc5c25408dfb</text:p>
      <text:p text:style-name="Preformatted_20_Text"><text:s text:c="3"/>43 <text:s/>docker rmi c757d623b190</text:p>
      <text:p text:style-name="Preformatted_20_Text"><text:s text:c="3"/>44 <text:s/>docker rm fc5c25408dfb</text:p>
      <text:p text:style-name="Preformatted_20_Text"><text:s text:c="3"/>45 <text:s/>docker rmi c757d623b190</text:p>
      <text:p text:style-name="Preformatted_20_Text"><text:s text:c="3"/>46 <text:s/>docker ps</text:p>
      <text:p text:style-name="Preformatted_20_Text"><text:s text:c="3"/>47 <text:s/>docker pull mysql:latest</text:p>
      <text:p text:style-name="Preformatted_20_Text"><text:s text:c="3"/>48 <text:s/>docker run --name mysql-container -e MYSQL_ROOT_PASSWORD=Welcome@123 -d mysql:latest</text:p>
      <text:p text:style-name="Preformatted_20_Text"><text:s text:c="3"/>49 <text:s/>docker exec -it mysql-container mysql -u root -p</text:p>
      <text:p text:style-name="Preformatted_20_Text"><text:s text:c="3"/>50 <text:s/>docker stop mysql-container</text:p>
      <text:p text:style-name="Preformatted_20_Text"><text:s text:c="3"/>51 <text:s/>docker ps</text:p>
      <text:p text:style-name="Preformatted_20_Text"><text:s text:c="3"/>52 <text:s/>docker logs</text:p>
      <text:p text:style-name="Preformatted_20_Text"><text:s text:c="3"/>53 <text:s/>git clone https://github.com/sivaj07/dockerfile.git</text:p>
      <text:p text:style-name="Preformatted_20_Text"><text:s text:c="3"/>54 <text:s/>ls</text:p>
      <text:p text:style-name="Preformatted_20_Text"><text:s text:c="3"/>55 <text:s/>ls dockerfile</text:p>
      <text:p text:style-name="Preformatted_20_Text"><text:s text:c="3"/>56 <text:s/>cd dockerfile</text:p>
      <text:p text:style-name="Preformatted_20_Text"><text:s text:c="3"/>57 <text:s/>vi test</text:p>
      <text:p text:style-name="Preformatted_20_Text"><text:s text:c="3"/>58 <text:s/>ls</text:p>
      <text:p text:style-name="Preformatted_20_Text"><text:s text:c="3"/>59 <text:s/>git status</text:p>
      <text:p text:style-name="Preformatted_20_Text"><text:s text:c="3"/>60 <text:s/>git add .</text:p>
      <text:p text:style-name="Preformatted_20_Text"><text:s text:c="3"/>61 <text:s/>git commit -m "test file"</text:p>
      <text:p text:style-name="Preformatted_20_Text"><text:s text:c="3"/>62 <text:s/>git config --global user.email "rsrm007@gmail.com"</text:p>
      <text:p text:style-name="Preformatted_20_Text"><text:s text:c="3"/>63 <text:s/>git config --global user.name "sivaram"</text:p>
      <text:p text:style-name="Preformatted_20_Text"><text:s text:c="3"/>64 <text:s/>git commit -m "test file"</text:p>
      <text:p text:style-name="Preformatted_20_Text"><text:s text:c="3"/>65 <text:s/>git push -u orgin head:master</text:p>
      <text:p text:style-name="Preformatted_20_Text"><text:s text:c="3"/>66 <text:s/>git push -u origin head:master</text:p>
      <text:p text:style-name="Preformatted_20_Text"><text:s text:c="3"/>67 <text:s/>git status</text:p>
      <text:p text:style-name="Preformatted_20_Text"><text:s text:c="3"/>68 <text:s/>git push</text:p>
      <text:p text:style-name="Preformatted_20_Text"><text:s text:c="3"/>69 <text:s/>ls</text:p>
      <text:p text:style-name="Preformatted_20_Text"><text:s text:c="3"/>70 <text:s/>rm test</text:p>
      <text:p text:style-name="Preformatted_20_Text"><text:s text:c="3"/>71 <text:s/>ls</text:p>
      <text:p text:style-name="Preformatted_20_Text"><text:s text:c="3"/>72 <text:s/>git clone git@github.com:sivaj07/dockerfile.git</text:p>
      <text:p text:style-name="Preformatted_20_Text"><text:s text:c="3"/>73 <text:s/>ls</text:p>
      <text:p text:style-name="Preformatted_20_Text"><text:s text:c="3"/>74 <text:s/>git remote add origin git@github.com:sivaj07/dockerfile.git</text:p>
      <text:p text:style-name="Preformatted_20_Text"><text:s text:c="3"/>75 <text:s/>git branch -M main</text:p>
      <text:p text:style-name="Preformatted_20_Text"><text:s text:c="3"/>76 <text:s/>git push -u origin main</text:p>
      <text:p text:style-name="Preformatted_20_Text"><text:s text:c="3"/>77 <text:s/>cd </text:p>
      <text:p text:style-name="Preformatted_20_Text"><text:s text:c="3"/>78 <text:s/>ls</text:p>
      <text:p text:style-name="Preformatted_20_Text"><text:s text:c="3"/>79 <text:s/>sudo su</text:p>
      <text:p text:style-name="Preformatted_20_Text"><text:s text:c="3"/>80 <text:s/>ls</text:p>
      <text:p text:style-name="Preformatted_20_Text"><text:s text:c="3"/>81 <text:s/>cd dockerfile</text:p>
      <text:p text:style-name="Preformatted_20_Text"><text:s text:c="3"/>82 <text:s/>ls</text:p>
      <text:p text:style-name="Preformatted_20_Text"><text:s text:c="3"/>83 <text:s/>git init</text:p>
      <text:p text:style-name="Preformatted_20_Text"><text:s text:c="3"/>84 <text:s/>vi test.txt</text:p>
      <text:p text:style-name="Preformatted_20_Text"><text:s text:c="3"/>85 <text:s/>git status</text:p>
      <text:p text:style-name="Preformatted_20_Text"><text:s text:c="3"/>86 <text:s/>git add .</text:p>
      <text:p text:style-name="Preformatted_20_Text"><text:s text:c="3"/>87 <text:s/>ls</text:p>
      <text:p text:style-name="Preformatted_20_Text"><text:s text:c="3"/>88 <text:s/>cd ..</text:p>
      <text:p text:style-name="Preformatted_20_Text"><text:s text:c="3"/>89 <text:s/>ls</text:p>
      <text:p text:style-name="Preformatted_20_Text"><text:s text:c="3"/>90 <text:s/>docker ps</text:p>
      <text:p text:style-name="Preformatted_20_Text"><text:s text:c="3"/>91 <text:s/>vi Dockerfile</text:p>
      <text:p text:style-name="Preformatted_20_Text"><text:s text:c="3"/>92 <text:s/>ls</text:p>
      <text:p text:style-name="Preformatted_20_Text"><text:s text:c="3"/>93 <text:s/>docker build -t alpine</text:p>
      <text:p text:style-name="Preformatted_20_Text"><text:s text:c="3"/>94 <text:s/>docker build -t alpine .</text:p>
      <text:p text:style-name="Preformatted_20_Text"><text:s text:c="3"/>95 <text:s/>ls</text:p>
      <text:p text:style-name="Preformatted_20_Text"><text:s text:c="3"/>96 <text:s/>vi index.html</text:p>
      <text:p text:style-name="Preformatted_20_Text"><text:soft-page-break/><text:s text:c="3"/>97 <text:s/>docker build -t alpine .</text:p>
      <text:p text:style-name="Preformatted_20_Text"><text:s text:c="3"/>98 <text:s/>docker ps</text:p>
      <text:p text:style-name="Preformatted_20_Text"><text:s text:c="3"/>99 <text:s/>docker run -d -p 8000:80 alpine</text:p>
      <text:p text:style-name="Preformatted_20_Text"><text:s text:c="2"/>100 <text:s/>docker ps</text:p>
      <text:p text:style-name="Preformatted_20_Text"><text:s text:c="2"/>101 <text:s/>history</text:p>
      <text:p text:style-name="Preformatted_20_Text">root@Linuxvm:/home/siva# docker ps</text:p>
      <text:p text:style-name="Preformatted_20_Text">CONTAINER ID <text:s text:c="2"/>IMAGE <text:s text:c="4"/>COMMAND <text:s text:c="17"/>CREATED <text:s text:c="8"/>STATUS <text:s text:c="8"/>PORTS <text:s text:c="36"/>NAMES</text:p>
      <text:p text:style-name="Preformatted_20_Text">a9c42b0618ea <text:s text:c="2"/>alpine <text:s text:c="3"/>"/docker-entrypoint.…" <text:s text:c="2"/>2 minutes ago <text:s text:c="2"/>Up 2 minutes <text:s text:c="2"/>0.0.0.0:8000-&gt;80/tcp, [::]:8000-&gt;80/tcp <text:s text:c="2"/>intelligent_hugle</text:p>
      <text:p text:style-name="Preformatted_20_Text">root@Linuxvm:/home/siva# docker exec -it a9c4 /bin/bash</text:p>
      <text:p text:style-name="Preformatted_20_Text">OCI runtime exec failed: exec failed: unable to start container process: exec: "/bin/bash": stat /bin/bash: no such file or directory: unknown</text:p>
      <text:p text:style-name="Preformatted_20_Text">root@Linuxvm:/home/siva# docker pull ubuntu </text:p>
      <text:p text:style-name="Preformatted_20_Text">Using default tag: latest</text:p>
      <text:p text:style-name="Preformatted_20_Text">^[[A^[[A^[[A^[[B^[[Dlatest: Pulling from library/ubuntu</text:p>
      <text:p text:style-name="Preformatted_20_Text">eda6120e237e: Pull complete </text:p>
      <text:p text:style-name="Preformatted_20_Text">Digest: sha256:b359f1067efa76f37863778f7b6d0e8d911e3ee8efa807ad01fbf5dc1ef9006b</text:p>
      <text:p text:style-name="Preformatted_20_Text">Status: Downloaded newer image for ubuntu:latest</text:p>
      <text:p text:style-name="Preformatted_20_Text">docker.io/library/ubuntu:latest</text:p>
      <text:p text:style-name="Preformatted_20_Text">root@Linuxvm:/home/siva# docker ps</text:p>
      <text:p text:style-name="Preformatted_20_Text">CONTAINER ID <text:s text:c="2"/>IMAGE <text:s text:c="4"/>COMMAND <text:s text:c="17"/>CREATED <text:s text:c="8"/>STATUS <text:s text:c="8"/>PORTS <text:s text:c="36"/>NAMES</text:p>
      <text:p text:style-name="Preformatted_20_Text">a9c42b0618ea <text:s text:c="2"/>alpine <text:s text:c="3"/>"/docker-entrypoint.…" <text:s text:c="2"/>5 minutes ago <text:s text:c="2"/>Up 5 minutes <text:s text:c="2"/>0.0.0.0:8000-&gt;80/tcp, [::]:8000-&gt;80/tcp <text:s text:c="2"/>intelligent_hugle</text:p>
      <text:p text:style-name="Preformatted_20_Text">root@Linuxvm:/home/siva# docker run -d -p 9000:80 ubuntu:latest</text:p>
      <text:p text:style-name="Preformatted_20_Text">a35c4b051e52600e051f3eb3227358d4963e023aa84d9807668df9ca62b7c9f4</text:p>
      <text:p text:style-name="Preformatted_20_Text">root@Linuxvm:/home/siva# docker ps</text:p>
      <text:p text:style-name="Preformatted_20_Text">CONTAINER ID <text:s text:c="2"/>IMAGE <text:s text:c="4"/>COMMAND <text:s text:c="17"/>CREATED <text:s text:c="8"/>STATUS <text:s text:c="8"/>PORTS <text:s text:c="36"/>NAMES</text:p>
      <text:p text:style-name="Preformatted_20_Text">a9c42b0618ea <text:s text:c="2"/>alpine <text:s text:c="3"/>"/docker-entrypoint.…" <text:s text:c="2"/>6 minutes ago <text:s text:c="2"/>Up 6 minutes <text:s text:c="2"/>0.0.0.0:8000-&gt;80/tcp, [::]:8000-&gt;80/tcp <text:s text:c="2"/>intelligent_hugle</text:p>
      <text:p text:style-name="Preformatted_20_Text">root@Linuxvm:/home/siva# docker ps -a</text:p>
      <text:p text:style-name="Preformatted_20_Text">CONTAINER ID <text:s text:c="2"/>IMAGE <text:s text:c="10"/>COMMAND <text:s text:c="17"/>CREATED <text:s text:c="9"/>STATUS <text:s text:c="21"/>PORTS <text:s text:c="36"/>NAMES</text:p>
      <text:p text:style-name="Preformatted_20_Text">a35c4b051e52 <text:s text:c="2"/>ubuntu:latest <text:s text:c="2"/>"/bin/bash" <text:s text:c="13"/>39 seconds ago <text:s text:c="2"/>Exited (0) 38 seconds ago <text:s text:c="44"/>zealous_solomon</text:p>
      <text:p text:style-name="Preformatted_20_Text">a9c42b0618ea <text:s text:c="2"/>alpine <text:s text:c="9"/>"/docker-entrypoint.…" <text:s text:c="2"/>7 minutes ago <text:s text:c="3"/>Up 7 minutes <text:s text:c="15"/>0.0.0.0:8000-&gt;80/tcp, [::]:8000-&gt;80/tcp <text:s text:c="2"/>intelligent_hugle</text:p>
      <text:p text:style-name="Preformatted_20_Text">4f7c3a275a62 <text:s text:c="2"/>mysql:latest <text:s text:c="3"/>"docker-entrypoint.s…" <text:s text:c="2"/>2 days ago <text:s text:c="6"/>Exited (0) 2 days ago <text:s text:c="48"/>mysql-container</text:p>
      <text:p text:style-name="Preformatted_20_Text">root@Linuxvm:/home/siva# docker start a35c</text:p>
      <text:p text:style-name="Preformatted_20_Text">a35c</text:p>
      <text:p text:style-name="Preformatted_20_Text">root@Linuxvm:/home/siva# docker ps</text:p>
      <text:p text:style-name="Preformatted_20_Text">CONTAINER ID <text:s text:c="2"/>IMAGE <text:s text:c="4"/>COMMAND <text:s text:c="17"/>CREATED <text:s text:c="8"/>STATUS <text:s text:c="8"/>PORTS <text:s text:c="36"/>NAMES</text:p>
      <text:p text:style-name="Preformatted_20_Text">a9c42b0618ea <text:s text:c="2"/>alpine <text:s text:c="3"/>"/docker-entrypoint.…" <text:s text:c="2"/>8 minutes ago <text:s text:c="2"/>Up 8 minutes <text:s text:c="2"/>0.0.0.0:8000-&gt;80/tcp, [::]:8000-&gt;80/tcp <text:s text:c="2"/>intelligent_hugle</text:p>
      <text:p text:style-name="Preformatted_20_Text">root@Linuxvm:/home/siva# docker run ubuntu</text:p>
      <text:p text:style-name="Preformatted_20_Text">root@Linuxvm:/home/siva# docker run -itd ubuntu</text:p>
      <text:p text:style-name="Preformatted_20_Text">2e87d160c28f445ad32a3dafb64df9b10f9307f02b9e6ad77af67535355e5d64</text:p>
      <text:p text:style-name="Preformatted_20_Text">root@Linuxvm:/home/siva# docker ps</text:p>
      <text:p text:style-name="Preformatted_20_Text">CONTAINER ID <text:s text:c="2"/>IMAGE <text:s text:c="4"/>COMMAND <text:s text:c="17"/>CREATED <text:s text:c="8"/>STATUS <text:s text:c="8"/>PORTS <text:s text:c="36"/>NAMES</text:p>
      <text:p text:style-name="Preformatted_20_Text">2e87d160c28f <text:s text:c="2"/>ubuntu <text:s text:c="3"/>"/bin/bash" <text:s text:c="13"/>8 seconds ago <text:s text:c="2"/>Up 8 seconds <text:s text:c="44"/>zealous_keldysh</text:p>
      <text:p text:style-name="Preformatted_20_Text">a9c42b0618ea <text:s text:c="2"/>alpine <text:s text:c="3"/>"/docker-entrypoint.…" <text:s text:c="2"/>8 minutes ago <text:s text:c="2"/>Up 8 minutes <text:s text:c="2"/>0.0.0.0:8000-&gt;80/tcp, [::]:8000-&gt;80/tcp <text:s text:c="2"/>intelligent_hugle</text:p>
      <text:p text:style-name="Preformatted_20_Text">root@Linuxvm:/home/siva# docker exec -it 2e87 /bin/bash</text:p>
      <text:p text:style-name="P4">root@2e87d160c28f:/# pwd <text:s/></text:p>
      <text:p text:style-name="Standard"/>
      <text:p text:style-name="Standard"><text:soft-page-break/><text:s text:c="2"/>docker ps</text:p>
      <text:p text:style-name="Standard"><text:s text:c="5"/>vi Dockerfile</text:p>
      <text:p text:style-name="Standard"><text:s text:c="5"/>ls</text:p>
      <text:p text:style-name="Standard"><text:s text:c="5"/>docker build -t alpine</text:p>
      <text:p text:style-name="Standard"><text:s text:c="5"/>docker build -t alpine .</text:p>
      <text:p text:style-name="Standard"><text:s text:c="5"/>ls</text:p>
      <text:p text:style-name="Standard"><text:s text:c="5"/>vi index.html</text:p>
      <text:p text:style-name="Standard"><text:s text:c="5"/>docker build -t alpine .</text:p>
      <text:p text:style-name="Standard"><text:s text:c="5"/>docker ps</text:p>
      <text:p text:style-name="Standard"><text:s text:c="5"/>docker run -d -p 8000:80 alpine</text:p>
      <text:p text:style-name="Standard"><text:s text:c="5"/>docker ps</text:p>
      <text:p text:style-name="Standard"><text:s text:c="4"/>history</text:p>
      <text:p text:style-name="Standard"/>
      <text:p text:style-name="Standard"><text:s text:c="3"/>docker run -itd ubuntu</text:p>
      <text:p text:style-name="Standard"><text:s text:c="3"/>docker exec -it 2e87 /bin/bash</text:p>
      <text:p text:style-name="Standard"/>
      <text:p text:style-name="Standard"/>
      <text:p text:style-name="P7">Docker Network </text:p>
      <text:p text:style-name="P7"/>
      <text:p text:style-name="P8"/>
      <text:p text:style-name="P6"><text:span text:style-name="T1">siva@Linuxvm</text:span>:<text:span text:style-name="T2">~</text:span>$ docker ps</text:p>
      <text:p text:style-name="Preformatted_20_Text">permission denied while trying to connect to the Docker daemon socket at unix:///var/run/docker.sock: Get "http://%2Fvar%2Frun%2Fdocker.sock/v1.47/containers/json": dial unix /var/run/docker.sock: connect: permission denied</text:p>
      <text:p text:style-name="Preformatted_20_Text"><text:span text:style-name="T1">siva@Linuxvm</text:span>:<text:span text:style-name="T2">~</text:span>$ sudo su</text:p>
      <text:p text:style-name="Preformatted_20_Text">[sudo] password for siva: </text:p>
      <text:p text:style-name="Preformatted_20_Text">root@Linuxvm:/home/siva# docker os</text:p>
      <text:p text:style-name="Preformatted_20_Text">docker: &amp;apos;os&amp;apos; is not a docker command.</text:p>
      <text:p text:style-name="Preformatted_20_Text">See &amp;apos;docker --help&amp;apos;</text:p>
      <text:p text:style-name="Preformatted_20_Text">root@Linuxvm:/home/siva# docker ps</text:p>
      <text:p text:style-name="Preformatted_20_Text">CONTAINER ID <text:s text:c="2"/>IMAGE <text:s text:c="4"/>COMMAND <text:s text:c="2"/>CREATED <text:s text:c="2"/>STATUS <text:s text:c="3"/>PORTS <text:s text:c="4"/>NAMES</text:p>
      <text:p text:style-name="Preformatted_20_Text">root@Linuxvm:/home/siva# docker ps -a</text:p>
      <text:p text:style-name="Preformatted_20_Text">CONTAINER ID <text:s text:c="2"/>IMAGE <text:s text:c="10"/>COMMAND <text:s text:c="17"/>CREATED <text:s text:c="5"/>STATUS <text:s text:c="19"/>PORTS <text:s text:c="4"/>NAMES</text:p>
      <text:p text:style-name="Preformatted_20_Text">2e87d160c28f <text:s text:c="2"/>ubuntu <text:s text:c="9"/>"/bin/bash" <text:s text:c="13"/>5 days ago <text:s text:c="2"/>Exited (137) 4 days ago <text:s text:c="12"/>zealous_keldysh</text:p>
      <text:p text:style-name="Preformatted_20_Text">b3c313068499 <text:s text:c="2"/>ubuntu <text:s text:c="9"/>"/bin/bash" <text:s text:c="13"/>5 days ago <text:s text:c="2"/>Exited (0) 5 days ago <text:s text:c="14"/>pedantic_kapitsa</text:p>
      <text:p text:style-name="Preformatted_20_Text">a35c4b051e52 <text:s text:c="2"/>ubuntu:latest <text:s text:c="2"/>"/bin/bash" <text:s text:c="13"/>5 days ago <text:s text:c="2"/>Exited (0) 5 days ago <text:s text:c="14"/>zealous_solomon</text:p>
      <text:p text:style-name="Preformatted_20_Text">a9c42b0618ea <text:s text:c="2"/>alpine <text:s text:c="9"/>"/docker-entrypoint.…" <text:s text:c="2"/>5 days ago <text:s text:c="2"/>Exited (0) 4 days ago <text:s text:c="14"/>intelligent_hugle</text:p>
      <text:p text:style-name="Preformatted_20_Text">4f7c3a275a62 <text:s text:c="2"/>mysql:latest <text:s text:c="3"/>"docker-entrypoint.s…" <text:s text:c="2"/>7 days ago <text:s text:c="2"/>Exited (0) 7 days ago <text:s text:c="14"/>mysql-container</text:p>
      <text:p text:style-name="Preformatted_20_Text">root@Linuxvm:/home/siva# docker start a35</text:p>
      <text:p text:style-name="Preformatted_20_Text">a35</text:p>
      <text:p text:style-name="Preformatted_20_Text">root@Linuxvm:/home/siva# docker ps</text:p>
      <text:p text:style-name="Preformatted_20_Text">CONTAINER ID <text:s text:c="2"/>IMAGE <text:s text:c="4"/>COMMAND <text:s text:c="2"/>CREATED <text:s text:c="2"/>STATUS <text:s text:c="3"/>PORTS <text:s text:c="4"/>NAMES</text:p>
      <text:p text:style-name="Preformatted_20_Text">root@Linuxvm:/home/siva# docker ps -a</text:p>
      <text:p text:style-name="Preformatted_20_Text">CONTAINER ID <text:s text:c="2"/>IMAGE <text:s text:c="10"/>COMMAND <text:s text:c="17"/>CREATED <text:s text:c="5"/>STATUS <text:s text:c="21"/>PORTS <text:s text:c="4"/>NAMES</text:p>
      <text:p text:style-name="Preformatted_20_Text">2e87d160c28f <text:s text:c="2"/>ubuntu <text:s text:c="9"/>"/bin/bash" <text:s text:c="13"/>5 days ago <text:s text:c="2"/>Exited (137) 4 days ago <text:s text:c="14"/>zealous_keldysh</text:p>
      <text:p text:style-name="Preformatted_20_Text">b3c313068499 <text:s text:c="2"/>ubuntu <text:s text:c="9"/>"/bin/bash" <text:s text:c="13"/>5 days ago <text:s text:c="2"/>Exited (0) 5 days ago <text:s text:c="16"/>pedantic_kapitsa</text:p>
      <text:p text:style-name="Preformatted_20_Text">a35c4b051e52 <text:s text:c="2"/>ubuntu:latest <text:s text:c="2"/>"/bin/bash" <text:s text:c="13"/>5 days ago <text:s text:c="2"/>Exited (0) 30 seconds ago <text:s text:c="12"/>zealous_solomon</text:p>
      <text:p text:style-name="Preformatted_20_Text"><text:soft-page-break/>a9c42b0618ea <text:s text:c="2"/>alpine <text:s text:c="9"/>"/docker-entrypoint.…" <text:s text:c="2"/>5 days ago <text:s text:c="2"/>Exited (0) 4 days ago <text:s text:c="16"/>intelligent_hugle</text:p>
      <text:p text:style-name="Preformatted_20_Text">4f7c3a275a62 <text:s text:c="2"/>mysql:latest <text:s text:c="3"/>"docker-entrypoint.s…" <text:s text:c="2"/>7 days ago <text:s text:c="2"/>Exited (0) 7 days ago <text:s text:c="16"/>mysql-container</text:p>
      <text:p text:style-name="Preformatted_20_Text">root@Linuxvm:/home/siva# docker start 2e8</text:p>
      <text:p text:style-name="Preformatted_20_Text">2e8</text:p>
      <text:p text:style-name="Preformatted_20_Text">root@Linuxvm:/home/siva# docker ps</text:p>
      <text:p text:style-name="Preformatted_20_Text">CONTAINER ID <text:s text:c="2"/>IMAGE <text:s text:c="4"/>COMMAND <text:s text:c="6"/>CREATED <text:s text:c="5"/>STATUS <text:s text:c="8"/>PORTS <text:s text:c="4"/>NAMES</text:p>
      <text:p text:style-name="Preformatted_20_Text">2e87d160c28f <text:s text:c="2"/>ubuntu <text:s text:c="3"/>"/bin/bash" <text:s text:c="2"/>5 days ago <text:s text:c="2"/>Up 3 seconds <text:s text:c="12"/>zealous_keldysh</text:p>
      <text:p text:style-name="Preformatted_20_Text">root@Linuxvm:/home/siva# docker inspect 2e8</text:p>
      <text:p text:style-name="Preformatted_20_Text">[</text:p>
      <text:p text:style-name="Preformatted_20_Text"><text:s text:c="4"/>{</text:p>
      <text:p text:style-name="Preformatted_20_Text"><text:s text:c="8"/>"Id": "2e87d160c28f445ad32a3dafb64df9b10f9307f02b9e6ad77af67535355e5d64",</text:p>
      <text:p text:style-name="Preformatted_20_Text"><text:s text:c="8"/>"Created": "2024-10-10T02:56:32.477491479Z",</text:p>
      <text:p text:style-name="Preformatted_20_Text"><text:s text:c="8"/>"Path": "/bin/bash",</text:p>
      <text:p text:style-name="Preformatted_20_Text"><text:s text:c="8"/>"Args": [],</text:p>
      <text:p text:style-name="Preformatted_20_Text"><text:s text:c="8"/>"State": {</text:p>
      <text:p text:style-name="Preformatted_20_Text"><text:s text:c="12"/>"Status": "running",</text:p>
      <text:p text:style-name="Preformatted_20_Text"><text:s text:c="12"/>"Running": true,</text:p>
      <text:p text:style-name="Preformatted_20_Text"><text:s text:c="12"/>"Paused": false,</text:p>
      <text:p text:style-name="Preformatted_20_Text"><text:s text:c="12"/>"Restarting": false,</text:p>
      <text:p text:style-name="Preformatted_20_Text"><text:s text:c="12"/>"OOMKilled": false,</text:p>
      <text:p text:style-name="Preformatted_20_Text"><text:s text:c="12"/>"Dead": false,</text:p>
      <text:p text:style-name="Preformatted_20_Text"><text:s text:c="12"/>"Pid": 3543,</text:p>
      <text:p text:style-name="Preformatted_20_Text"><text:s text:c="12"/>"ExitCode": 0,</text:p>
      <text:p text:style-name="Preformatted_20_Text"><text:s text:c="12"/>"Error": "",</text:p>
      <text:p text:style-name="Preformatted_20_Text"><text:s text:c="12"/>"StartedAt": "2024-10-15T02:42:45.095552375Z",</text:p>
      <text:p text:style-name="Preformatted_20_Text"><text:s text:c="12"/>"FinishedAt": "2024-10-10T03:29:08.508932678Z"</text:p>
      <text:p text:style-name="Preformatted_20_Text"><text:s text:c="8"/>},</text:p>
      <text:p text:style-name="Preformatted_20_Text"><text:s text:c="8"/>"Image": "sha256:61b2756d6fa9d6242fafd5b29f674404779be561db2d0bd932aa3640ae67b9e1",</text:p>
      <text:p text:style-name="Preformatted_20_Text"><text:s text:c="8"/>"ResolvConfPath": "/var/lib/docker/containers/2e87d160c28f445ad32a3dafb64df9b10f9307f02b9e6ad77af67535355e5d64/resolv.conf",</text:p>
      <text:p text:style-name="Preformatted_20_Text"><text:s text:c="8"/>"HostnamePath": "/var/lib/docker/containers/2e87d160c28f445ad32a3dafb64df9b10f9307f02b9e6ad77af67535355e5d64/hostname",</text:p>
      <text:p text:style-name="Preformatted_20_Text"><text:s text:c="8"/>"HostsPath": "/var/lib/docker/containers/2e87d160c28f445ad32a3dafb64df9b10f9307f02b9e6ad77af67535355e5d64/hosts",</text:p>
      <text:p text:style-name="Preformatted_20_Text"><text:s text:c="8"/>"LogPath": "/var/lib/docker/containers/2e87d160c28f445ad32a3dafb64df9b10f9307f02b9e6ad77af67535355e5d64/2e87d160c28f445ad32a3dafb64df9b10f9307f02b9e6ad77af67535355e5d64-json.log",</text:p>
      <text:p text:style-name="Preformatted_20_Text"><text:s text:c="8"/>"Name": "/zealous_keldysh",</text:p>
      <text:p text:style-name="Preformatted_20_Text"><text:s text:c="8"/>"RestartCount": 0,</text:p>
      <text:p text:style-name="Preformatted_20_Text"><text:s text:c="8"/>"Driver": "overlay2",</text:p>
      <text:p text:style-name="Preformatted_20_Text"><text:s text:c="8"/>"Platform": "linux",</text:p>
      <text:p text:style-name="Preformatted_20_Text"><text:s text:c="8"/>"MountLabel": "",</text:p>
      <text:p text:style-name="Preformatted_20_Text"><text:s text:c="8"/>"ProcessLabel": "",</text:p>
      <text:p text:style-name="Preformatted_20_Text"><text:s text:c="8"/>"AppArmorProfile": "docker-default",</text:p>
      <text:p text:style-name="Preformatted_20_Text"><text:s text:c="8"/>"ExecIDs": null,</text:p>
      <text:p text:style-name="Preformatted_20_Text"><text:s text:c="8"/>"HostConfig": {</text:p>
      <text:p text:style-name="Preformatted_20_Text"><text:s text:c="12"/>"Binds": null,</text:p>
      <text:p text:style-name="Preformatted_20_Text"><text:s text:c="12"/>"ContainerIDFile": "",</text:p>
      <text:p text:style-name="Preformatted_20_Text"><text:s text:c="12"/>"LogConfig": {</text:p>
      <text:p text:style-name="Preformatted_20_Text"><text:s text:c="16"/>"Type": "json-file",</text:p>
      <text:p text:style-name="Preformatted_20_Text"><text:s text:c="16"/>"Config": {}</text:p>
      <text:p text:style-name="Preformatted_20_Text"><text:s text:c="12"/>},</text:p>
      <text:p text:style-name="Preformatted_20_Text"><text:s text:c="12"/>"NetworkMode": "bridge",</text:p>
      <text:p text:style-name="Preformatted_20_Text"><text:s text:c="12"/>"PortBindings": {},</text:p>
      <text:p text:style-name="Preformatted_20_Text"><text:soft-page-break/><text:s text:c="12"/>"RestartPolicy": {</text:p>
      <text:p text:style-name="Preformatted_20_Text"><text:s text:c="16"/>"Name": "no",</text:p>
      <text:p text:style-name="Preformatted_20_Text"><text:s text:c="16"/>"MaximumRetryCount": 0</text:p>
      <text:p text:style-name="Preformatted_20_Text"><text:s text:c="12"/>},</text:p>
      <text:p text:style-name="Preformatted_20_Text"><text:s text:c="12"/>"AutoRemove": false,</text:p>
      <text:p text:style-name="Preformatted_20_Text"><text:s text:c="12"/>"VolumeDriver": "",</text:p>
      <text:p text:style-name="Preformatted_20_Text"><text:s text:c="12"/>"VolumesFrom": null,</text:p>
      <text:p text:style-name="Preformatted_20_Text"><text:s text:c="12"/>"ConsoleSize": [</text:p>
      <text:p text:style-name="Preformatted_20_Text"><text:s text:c="16"/>24,</text:p>
      <text:p text:style-name="Preformatted_20_Text"><text:s text:c="16"/>80</text:p>
      <text:p text:style-name="Preformatted_20_Text"><text:s text:c="12"/>],</text:p>
      <text:p text:style-name="Preformatted_20_Text"><text:s text:c="12"/>"CapAdd": null,</text:p>
      <text:p text:style-name="Preformatted_20_Text"><text:s text:c="12"/>"CapDrop": null,</text:p>
      <text:p text:style-name="Preformatted_20_Text"><text:s text:c="12"/>"CgroupnsMode": "private",</text:p>
      <text:p text:style-name="Preformatted_20_Text"><text:s text:c="12"/>"Dns": [],</text:p>
      <text:p text:style-name="Preformatted_20_Text"><text:s text:c="12"/>"DnsOptions": [],</text:p>
      <text:p text:style-name="Preformatted_20_Text"><text:s text:c="12"/>"DnsSearch": [],</text:p>
      <text:p text:style-name="Preformatted_20_Text"><text:s text:c="12"/>"ExtraHosts": null,</text:p>
      <text:p text:style-name="Preformatted_20_Text"><text:s text:c="12"/>"GroupAdd": null,</text:p>
      <text:p text:style-name="Preformatted_20_Text"><text:s text:c="12"/>"IpcMode": "private",</text:p>
      <text:p text:style-name="Preformatted_20_Text"><text:s text:c="12"/>"Cgroup": "",</text:p>
      <text:p text:style-name="Preformatted_20_Text"><text:s text:c="12"/>"Links": null,</text:p>
      <text:p text:style-name="Preformatted_20_Text"><text:s text:c="12"/>"OomScoreAdj": 0,</text:p>
      <text:p text:style-name="Preformatted_20_Text"><text:s text:c="12"/>"PidMode": "",</text:p>
      <text:p text:style-name="Preformatted_20_Text"><text:s text:c="12"/>"Privileged": false,</text:p>
      <text:p text:style-name="Preformatted_20_Text"><text:s text:c="12"/>"PublishAllPorts": false,</text:p>
      <text:p text:style-name="Preformatted_20_Text"><text:s text:c="12"/>"ReadonlyRootfs": false,</text:p>
      <text:p text:style-name="Preformatted_20_Text"><text:s text:c="12"/>"SecurityOpt": null,</text:p>
      <text:p text:style-name="Preformatted_20_Text"><text:s text:c="12"/>"UTSMode": "",</text:p>
      <text:p text:style-name="Preformatted_20_Text"><text:s text:c="12"/>"UsernsMode": "",</text:p>
      <text:p text:style-name="Preformatted_20_Text"><text:s text:c="12"/>"ShmSize": 67108864,</text:p>
      <text:p text:style-name="Preformatted_20_Text"><text:s text:c="12"/>"Runtime": "runc",</text:p>
      <text:p text:style-name="Preformatted_20_Text"><text:s text:c="12"/>"Isolation": "",</text:p>
      <text:p text:style-name="Preformatted_20_Text"><text:s text:c="12"/>"CpuShares": 0,</text:p>
      <text:p text:style-name="Preformatted_20_Text"><text:s text:c="12"/>"Memory": 0,</text:p>
      <text:p text:style-name="Preformatted_20_Text"><text:s text:c="12"/>"NanoCpus": 0,</text:p>
      <text:p text:style-name="Preformatted_20_Text"><text:s text:c="12"/>"CgroupParent": "",</text:p>
      <text:p text:style-name="Preformatted_20_Text"><text:s text:c="12"/>"BlkioWeight": 0,</text:p>
      <text:p text:style-name="Preformatted_20_Text"><text:s text:c="12"/>"BlkioWeightDevice": [],</text:p>
      <text:p text:style-name="Preformatted_20_Text"><text:s text:c="12"/>"BlkioDeviceReadBps": [],</text:p>
      <text:p text:style-name="Preformatted_20_Text"><text:s text:c="12"/>"BlkioDeviceWriteBps": [],</text:p>
      <text:p text:style-name="Preformatted_20_Text"><text:s text:c="12"/>"BlkioDeviceReadIOps": [],</text:p>
      <text:p text:style-name="Preformatted_20_Text"><text:s text:c="12"/>"BlkioDeviceWriteIOps": [],</text:p>
      <text:p text:style-name="Preformatted_20_Text"><text:s text:c="12"/>"CpuPeriod": 0,</text:p>
      <text:p text:style-name="Preformatted_20_Text"><text:s text:c="12"/>"CpuQuota": 0,</text:p>
      <text:p text:style-name="Preformatted_20_Text"><text:s text:c="12"/>"CpuRealtimePeriod": 0,</text:p>
      <text:p text:style-name="Preformatted_20_Text"><text:s text:c="12"/>"CpuRealtimeRuntime": 0,</text:p>
      <text:p text:style-name="Preformatted_20_Text"><text:s text:c="12"/>"CpusetCpus": "",</text:p>
      <text:p text:style-name="Preformatted_20_Text"><text:s text:c="12"/>"CpusetMems": "",</text:p>
      <text:p text:style-name="Preformatted_20_Text"><text:s text:c="12"/>"Devices": [],</text:p>
      <text:p text:style-name="Preformatted_20_Text"><text:s text:c="12"/>"DeviceCgroupRules": null,</text:p>
      <text:p text:style-name="Preformatted_20_Text"><text:s text:c="12"/>"DeviceRequests": null,</text:p>
      <text:p text:style-name="Preformatted_20_Text"><text:s text:c="12"/>"MemoryReservation": 0,</text:p>
      <text:p text:style-name="Preformatted_20_Text"><text:s text:c="12"/>"MemorySwap": 0,</text:p>
      <text:p text:style-name="Preformatted_20_Text"><text:s text:c="12"/>"MemorySwappiness": null,</text:p>
      <text:p text:style-name="Preformatted_20_Text"><text:s text:c="12"/>"OomKillDisable": null,</text:p>
      <text:p text:style-name="Preformatted_20_Text"><text:s text:c="12"/>"PidsLimit": null,</text:p>
      <text:p text:style-name="Preformatted_20_Text"><text:s text:c="12"/>"Ulimits": [],</text:p>
      <text:p text:style-name="Preformatted_20_Text"><text:s text:c="12"/>"CpuCount": 0,</text:p>
      <text:p text:style-name="Preformatted_20_Text"><text:s text:c="12"/>"CpuPercent": 0,</text:p>
      <text:p text:style-name="Preformatted_20_Text"><text:s text:c="12"/>"IOMaximumIOps": 0,</text:p>
      <text:p text:style-name="Preformatted_20_Text"><text:s text:c="12"/>"IOMaximumBandwidth": 0,</text:p>
      <text:p text:style-name="Preformatted_20_Text"><text:s text:c="12"/>"MaskedPaths": [</text:p>
      <text:p text:style-name="Preformatted_20_Text"><text:s text:c="16"/>"/proc/asound",</text:p>
      <text:p text:style-name="Preformatted_20_Text"><text:soft-page-break/><text:s text:c="16"/>"/proc/acpi",</text:p>
      <text:p text:style-name="Preformatted_20_Text"><text:s text:c="16"/>"/proc/kcore",</text:p>
      <text:p text:style-name="Preformatted_20_Text"><text:s text:c="16"/>"/proc/keys",</text:p>
      <text:p text:style-name="Preformatted_20_Text"><text:s text:c="16"/>"/proc/latency_stats",</text:p>
      <text:p text:style-name="Preformatted_20_Text"><text:s text:c="16"/>"/proc/timer_list",</text:p>
      <text:p text:style-name="Preformatted_20_Text"><text:s text:c="16"/>"/proc/timer_stats",</text:p>
      <text:p text:style-name="Preformatted_20_Text"><text:s text:c="16"/>"/proc/sched_debug",</text:p>
      <text:p text:style-name="Preformatted_20_Text"><text:s text:c="16"/>"/proc/scsi",</text:p>
      <text:p text:style-name="Preformatted_20_Text"><text:s text:c="16"/>"/sys/firmware",</text:p>
      <text:p text:style-name="Preformatted_20_Text"><text:s text:c="16"/>"/sys/devices/virtual/powercap"</text:p>
      <text:p text:style-name="Preformatted_20_Text"><text:s text:c="12"/>],</text:p>
      <text:p text:style-name="Preformatted_20_Text"><text:s text:c="12"/>"ReadonlyPaths": [</text:p>
      <text:p text:style-name="Preformatted_20_Text"><text:s text:c="16"/>"/proc/bus",</text:p>
      <text:p text:style-name="Preformatted_20_Text"><text:s text:c="16"/>"/proc/fs",</text:p>
      <text:p text:style-name="Preformatted_20_Text"><text:s text:c="16"/>"/proc/irq",</text:p>
      <text:p text:style-name="Preformatted_20_Text"><text:s text:c="16"/>"/proc/sys",</text:p>
      <text:p text:style-name="Preformatted_20_Text"><text:s text:c="16"/>"/proc/sysrq-trigger"</text:p>
      <text:p text:style-name="Preformatted_20_Text"><text:s text:c="12"/>]</text:p>
      <text:p text:style-name="Preformatted_20_Text"><text:s text:c="8"/>},</text:p>
      <text:p text:style-name="Preformatted_20_Text"><text:s text:c="8"/>"GraphDriver": {</text:p>
      <text:p text:style-name="Preformatted_20_Text"><text:s text:c="12"/>"Data": {</text:p>
      <text:p text:style-name="Preformatted_20_Text"><text:s text:c="16"/>"LowerDir": "/var/lib/docker/overlay2/8434f50dddc3c5dd4c8030a0e1fadf63ec8ec4d9c0401755772add3dbe0e27f5-init/diff:/var/lib/docker/overlay2/2bad0ac42cd541dc6638183aa87f3a04e8ec6849f6c62c7fa7b0af4acef84633/diff",</text:p>
      <text:p text:style-name="Preformatted_20_Text"><text:s text:c="16"/>"MergedDir": "/var/lib/docker/overlay2/8434f50dddc3c5dd4c8030a0e1fadf63ec8ec4d9c0401755772add3dbe0e27f5/merged",</text:p>
      <text:p text:style-name="Preformatted_20_Text"><text:s text:c="16"/>"UpperDir": "/var/lib/docker/overlay2/8434f50dddc3c5dd4c8030a0e1fadf63ec8ec4d9c0401755772add3dbe0e27f5/diff",</text:p>
      <text:p text:style-name="Preformatted_20_Text"><text:s text:c="16"/>"WorkDir": "/var/lib/docker/overlay2/8434f50dddc3c5dd4c8030a0e1fadf63ec8ec4d9c0401755772add3dbe0e27f5/work"</text:p>
      <text:p text:style-name="Preformatted_20_Text"><text:s text:c="12"/>},</text:p>
      <text:p text:style-name="Preformatted_20_Text"><text:s text:c="12"/>"Name": "overlay2"</text:p>
      <text:p text:style-name="Preformatted_20_Text"><text:s text:c="8"/>},</text:p>
      <text:p text:style-name="Preformatted_20_Text"><text:s text:c="8"/>"Mounts": [],</text:p>
      <text:p text:style-name="Preformatted_20_Text"><text:s text:c="8"/>"Config": {</text:p>
      <text:p text:style-name="Preformatted_20_Text"><text:s text:c="12"/>"Hostname": "2e87d160c28f",</text:p>
      <text:p text:style-name="Preformatted_20_Text"><text:s text:c="12"/>"Domainname": "",</text:p>
      <text:p text:style-name="Preformatted_20_Text"><text:s text:c="12"/>"User": "",</text:p>
      <text:p text:style-name="Preformatted_20_Text"><text:s text:c="12"/>"AttachStdin": false,</text:p>
      <text:p text:style-name="Preformatted_20_Text"><text:s text:c="12"/>"AttachStdout": false,</text:p>
      <text:p text:style-name="Preformatted_20_Text"><text:s text:c="12"/>"AttachStderr": false,</text:p>
      <text:p text:style-name="Preformatted_20_Text"><text:s text:c="12"/>"Tty": true,</text:p>
      <text:p text:style-name="Preformatted_20_Text"><text:s text:c="12"/>"OpenStdin": true,</text:p>
      <text:p text:style-name="Preformatted_20_Text"><text:s text:c="12"/>"StdinOnce": false,</text:p>
      <text:p text:style-name="Preformatted_20_Text"><text:s text:c="12"/>"Env": [</text:p>
      <text:p text:style-name="Preformatted_20_Text"><text:s text:c="16"/>"PATH=/usr/local/sbin:/usr/local/bin:/usr/sbin:/usr/bin:/sbin:/bin"</text:p>
      <text:p text:style-name="Preformatted_20_Text"><text:s text:c="12"/>],</text:p>
      <text:p text:style-name="Preformatted_20_Text"><text:s text:c="12"/>"Cmd": [</text:p>
      <text:p text:style-name="Preformatted_20_Text"><text:s text:c="16"/>"/bin/bash"</text:p>
      <text:p text:style-name="Preformatted_20_Text"><text:s text:c="12"/>],</text:p>
      <text:p text:style-name="Preformatted_20_Text"><text:s text:c="12"/>"Image": "ubuntu",</text:p>
      <text:p text:style-name="Preformatted_20_Text"><text:s text:c="12"/>"Volumes": null,</text:p>
      <text:p text:style-name="Preformatted_20_Text"><text:s text:c="12"/>"WorkingDir": "",</text:p>
      <text:p text:style-name="Preformatted_20_Text"><text:s text:c="12"/>"Entrypoint": null,</text:p>
      <text:p text:style-name="Preformatted_20_Text"><text:s text:c="12"/>"OnBuild": null,</text:p>
      <text:p text:style-name="Preformatted_20_Text"><text:s text:c="12"/>"Labels": {</text:p>
      <text:p text:style-name="Preformatted_20_Text"><text:s text:c="16"/>"org.opencontainers.image.ref.name": "ubuntu",</text:p>
      <text:p text:style-name="Preformatted_20_Text"><text:s text:c="16"/>"org.opencontainers.image.version": "24.04"</text:p>
      <text:p text:style-name="Preformatted_20_Text"><text:s text:c="12"/>}</text:p>
      <text:p text:style-name="Preformatted_20_Text"><text:soft-page-break/><text:s text:c="8"/>},</text:p>
      <text:p text:style-name="Preformatted_20_Text"><text:s text:c="8"/>"NetworkSettings": {</text:p>
      <text:p text:style-name="Preformatted_20_Text"><text:s text:c="12"/>"Bridge": "",</text:p>
      <text:p text:style-name="Preformatted_20_Text"><text:s text:c="12"/>"SandboxID": "9242d667fdc9ec7a52524ed16ceec7dfb5a6d9830e5b61c27bef51b278a8b46e",</text:p>
      <text:p text:style-name="Preformatted_20_Text"><text:s text:c="12"/>"SandboxKey": "/var/run/docker/netns/9242d667fdc9",</text:p>
      <text:p text:style-name="Preformatted_20_Text"><text:s text:c="12"/>"Ports": {},</text:p>
      <text:p text:style-name="Preformatted_20_Text"><text:s text:c="12"/>"HairpinMode": false,</text:p>
      <text:p text:style-name="Preformatted_20_Text"><text:s text:c="12"/>"LinkLocalIPv6Address": "",</text:p>
      <text:p text:style-name="Preformatted_20_Text"><text:s text:c="12"/>"LinkLocalIPv6PrefixLen": 0,</text:p>
      <text:p text:style-name="Preformatted_20_Text"><text:s text:c="12"/>"SecondaryIPAddresses": null,</text:p>
      <text:p text:style-name="Preformatted_20_Text"><text:s text:c="12"/>"SecondaryIPv6Addresses": null,</text:p>
      <text:p text:style-name="Preformatted_20_Text"><text:s text:c="12"/>"EndpointID": "15efc4eef5cc6b1e96ab6891e1cbf42e43e9025ad2fe725ddfe981ebdfce0e09",</text:p>
      <text:p text:style-name="Preformatted_20_Text"><text:s text:c="12"/>"Gateway": "172.17.0.1",</text:p>
      <text:p text:style-name="Preformatted_20_Text"><text:s text:c="12"/>"GlobalIPv6Address": "",</text:p>
      <text:p text:style-name="Preformatted_20_Text"><text:s text:c="12"/>"GlobalIPv6PrefixLen": 0,</text:p>
      <text:p text:style-name="Preformatted_20_Text"><text:s text:c="12"/>"IPAddress": "172.17.0.2",</text:p>
      <text:p text:style-name="Preformatted_20_Text"><text:s text:c="12"/>"IPPrefixLen": 16,</text:p>
      <text:p text:style-name="Preformatted_20_Text"><text:s text:c="12"/>"IPv6Gateway": "",</text:p>
      <text:p text:style-name="Preformatted_20_Text"><text:s text:c="12"/>"MacAddress": "02:42:ac:11:00:02",</text:p>
      <text:p text:style-name="Preformatted_20_Text"><text:s text:c="12"/>"Networks": {</text:p>
      <text:p text:style-name="Preformatted_20_Text"><text:s text:c="16"/>"bridge": {</text:p>
      <text:p text:style-name="Preformatted_20_Text"><text:s text:c="20"/>"IPAMConfig": null,</text:p>
      <text:p text:style-name="Preformatted_20_Text"><text:s text:c="20"/>"Links": null,</text:p>
      <text:p text:style-name="Preformatted_20_Text"><text:s text:c="20"/>"Aliases": null,</text:p>
      <text:p text:style-name="Preformatted_20_Text"><text:s text:c="20"/>"MacAddress": "02:42:ac:11:00:02",</text:p>
      <text:p text:style-name="Preformatted_20_Text"><text:s text:c="20"/>"DriverOpts": null,</text:p>
      <text:p text:style-name="Preformatted_20_Text"><text:s text:c="20"/>"NetworkID": "7d8b2a1ef441bb39c4a3bd4a48d97d84650984e846ffce80a46177e2a8bed016",</text:p>
      <text:p text:style-name="Preformatted_20_Text"><text:s text:c="20"/>"EndpointID": "15efc4eef5cc6b1e96ab6891e1cbf42e43e9025ad2fe725ddfe981ebdfce0e09",</text:p>
      <text:p text:style-name="Preformatted_20_Text"><text:s text:c="20"/>"Gateway": "172.17.0.1",</text:p>
      <text:p text:style-name="Preformatted_20_Text"><text:s text:c="20"/>"IPAddress": "172.17.0.2",</text:p>
      <text:p text:style-name="Preformatted_20_Text"><text:s text:c="20"/>"IPPrefixLen": 16,</text:p>
      <text:p text:style-name="Preformatted_20_Text"><text:s text:c="20"/>"IPv6Gateway": "",</text:p>
      <text:p text:style-name="Preformatted_20_Text"><text:s text:c="20"/>"GlobalIPv6Address": "",</text:p>
      <text:p text:style-name="Preformatted_20_Text"><text:s text:c="20"/>"GlobalIPv6PrefixLen": 0,</text:p>
      <text:p text:style-name="Preformatted_20_Text"><text:s text:c="20"/>"DNSNames": null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]</text:p>
      <text:p text:style-name="Preformatted_20_Text">root@Linuxvm:/home/siva# docker create network docnetwork</text:p>
      <text:p text:style-name="Preformatted_20_Text">Unable to find image &amp;apos;network:latest&amp;apos; locally</text:p>
      <text:p text:style-name="Preformatted_20_Text">Error response from daemon: pull access denied for network, repository does not exist or may require &amp;apos;docker login&amp;apos;: denied: requested access to the resource is denied</text:p>
      <text:p text:style-name="Preformatted_20_Text">root@Linuxvm:/home/siva# docker network create docnetwork</text:p>
      <text:p text:style-name="Preformatted_20_Text">0ae1a3e3c7801917557369096d59c091852de5ff7d4bd7f25a01e0546678dad0</text:p>
      <text:p text:style-name="Preformatted_20_Text">root@Linuxvm:/home/siva# docker network ls</text:p>
      <text:p text:style-name="Preformatted_20_Text">NETWORK ID <text:s text:c="4"/>NAME <text:s text:c="8"/>DRIVER <text:s text:c="3"/>SCOPE</text:p>
      <text:p text:style-name="Preformatted_20_Text">7d8b2a1ef441 <text:s text:c="2"/>bridge <text:s text:c="6"/>bridge <text:s text:c="3"/>local</text:p>
      <text:p text:style-name="Preformatted_20_Text">0ae1a3e3c780 <text:s text:c="2"/>docnetwork <text:s text:c="2"/>bridge <text:s text:c="3"/>local</text:p>
      <text:p text:style-name="Preformatted_20_Text">4d17e9a1d543 <text:s text:c="2"/>host <text:s text:c="8"/>host <text:s text:c="5"/>local</text:p>
      <text:p text:style-name="Preformatted_20_Text">18f25627b106 <text:s text:c="2"/>none <text:s text:c="8"/>null <text:s text:c="5"/>local</text:p>
      <text:p text:style-name="Preformatted_20_Text">root@Linuxvm:/home/siva# docker inspect 0ae1</text:p>
      <text:p text:style-name="Preformatted_20_Text">[</text:p>
      <text:p text:style-name="Preformatted_20_Text"><text:s text:c="4"/>{</text:p>
      <text:p text:style-name="Preformatted_20_Text"><text:s text:c="8"/>"Name": "docnetwork",</text:p>
      <text:p text:style-name="Preformatted_20_Text"><text:s text:c="8"/>"Id": "0ae1a3e3c7801917557369096d59c091852de5ff7d4bd7f25a01e0546678dad0",</text:p>
      <text:p text:style-name="Preformatted_20_Text"><text:s text:c="8"/>"Created": "2024-10-15T08:15:48.53145487+05:30",</text:p>
      <text:p text:style-name="Preformatted_20_Text"><text:soft-page-break/><text:s text:c="8"/>"Scope": "local",</text:p>
      <text:p text:style-name="Preformatted_20_Text"><text:s text:c="8"/>"Driver": "bridge",</text:p>
      <text:p text:style-name="Preformatted_20_Text"><text:s text:c="8"/>"EnableIPv6": false,</text:p>
      <text:p text:style-name="Preformatted_20_Text"><text:s text:c="8"/>"IPAM": {</text:p>
      <text:p text:style-name="Preformatted_20_Text"><text:s text:c="12"/>"Driver": "default",</text:p>
      <text:p text:style-name="Preformatted_20_Text"><text:s text:c="12"/>"Options": {},</text:p>
      <text:p text:style-name="Preformatted_20_Text"><text:s text:c="12"/>"Config": [</text:p>
      <text:p text:style-name="Preformatted_20_Text"><text:s text:c="16"/>{</text:p>
      <text:p text:style-name="Preformatted_20_Text"><text:s text:c="20"/>"Subnet": "172.18.0.0/16",</text:p>
      <text:p text:style-name="Preformatted_20_Text"><text:s text:c="20"/>"Gateway": "172.18.0.1"</text:p>
      <text:p text:style-name="Preformatted_20_Text"><text:s text:c="16"/>}</text:p>
      <text:p text:style-name="Preformatted_20_Text"><text:s text:c="12"/>]</text:p>
      <text:p text:style-name="Preformatted_20_Text"><text:s text:c="8"/>},</text:p>
      <text:p text:style-name="Preformatted_20_Text"><text:s text:c="8"/>"Internal": false,</text:p>
      <text:p text:style-name="Preformatted_20_Text"><text:s text:c="8"/>"Attachable": false,</text:p>
      <text:p text:style-name="Preformatted_20_Text"><text:s text:c="8"/>"Ingress": false,</text:p>
      <text:p text:style-name="Preformatted_20_Text"><text:s text:c="8"/>"ConfigFrom": {</text:p>
      <text:p text:style-name="Preformatted_20_Text"><text:s text:c="12"/>"Network": ""</text:p>
      <text:p text:style-name="Preformatted_20_Text"><text:s text:c="8"/>},</text:p>
      <text:p text:style-name="Preformatted_20_Text"><text:s text:c="8"/>"ConfigOnly": false,</text:p>
      <text:p text:style-name="Preformatted_20_Text"><text:s text:c="8"/>"Containers": {},</text:p>
      <text:p text:style-name="Preformatted_20_Text"><text:s text:c="8"/>"Options": {},</text:p>
      <text:p text:style-name="Preformatted_20_Text"><text:s text:c="8"/>"Labels": {}</text:p>
      <text:p text:style-name="Preformatted_20_Text"><text:s text:c="4"/>}</text:p>
      <text:p text:style-name="Preformatted_20_Text">]</text:p>
      <text:p text:style-name="Preformatted_20_Text">root@Linuxvm:/home/siva# docker run -itd --network docnetwork nginx </text:p>
      <text:p text:style-name="Preformatted_20_Text">Unable to find image &amp;apos;nginx:latest&amp;apos; locally</text:p>
      <text:p text:style-name="Preformatted_20_Text">latest: Pulling from library/nginx</text:p>
      <text:p text:style-name="Preformatted_20_Text">302e3ee49805: Pull complete </text:p>
      <text:p text:style-name="Preformatted_20_Text">d07412f52e9d: Pull complete </text:p>
      <text:p text:style-name="Preformatted_20_Text">9ab66c386e9c: Pull complete </text:p>
      <text:p text:style-name="Preformatted_20_Text">4b563e5e980a: Pull complete </text:p>
      <text:p text:style-name="Preformatted_20_Text">55af3c8febf2: Pull complete </text:p>
      <text:p text:style-name="Preformatted_20_Text">5b8e768fb22d: Pull complete </text:p>
      <text:p text:style-name="Preformatted_20_Text">85177e2c6f39: Pull complete </text:p>
      <text:p text:style-name="Preformatted_20_Text">Digest: sha256:d2eb56950b84efe34f966a2b92efb1a1a2ea53e7e93b94cdf45a27cf3cd47fc0</text:p>
      <text:p text:style-name="Preformatted_20_Text">Status: Downloaded newer image for nginx:latest</text:p>
      <text:p text:style-name="Preformatted_20_Text">046ab2c4386daa9edad1900316028ea1457562af55aa590eea5847f8d0fab864</text:p>
      <text:p text:style-name="Preformatted_20_Text">root@Linuxvm:/home/siva# docker inspect network ls</text:p>
      <text:p text:style-name="Preformatted_20_Text">[]</text:p>
      <text:p text:style-name="Preformatted_20_Text">Error: No such object: network</text:p>
      <text:p text:style-name="Preformatted_20_Text">Error: No such object: ls</text:p>
      <text:p text:style-name="Preformatted_20_Text">root@Linuxvm:/home/siva# docker inspect network</text:p>
      <text:p text:style-name="Preformatted_20_Text">[]</text:p>
      <text:p text:style-name="Preformatted_20_Text">Error: No such object: network</text:p>
      <text:p text:style-name="Preformatted_20_Text">root@Linuxvm:/home/siva# docker inspect docnetwork</text:p>
      <text:p text:style-name="Preformatted_20_Text">[</text:p>
      <text:p text:style-name="Preformatted_20_Text"><text:s text:c="4"/>{</text:p>
      <text:p text:style-name="Preformatted_20_Text"><text:s text:c="8"/>"Name": "docnetwork",</text:p>
      <text:p text:style-name="Preformatted_20_Text"><text:s text:c="8"/>"Id": "0ae1a3e3c7801917557369096d59c091852de5ff7d4bd7f25a01e0546678dad0",</text:p>
      <text:p text:style-name="Preformatted_20_Text"><text:s text:c="8"/>"Created": "2024-10-15T08:15:48.53145487+05:30",</text:p>
      <text:p text:style-name="Preformatted_20_Text"><text:s text:c="8"/>"Scope": "local",</text:p>
      <text:p text:style-name="Preformatted_20_Text"><text:s text:c="8"/>"Driver": "bridge",</text:p>
      <text:p text:style-name="Preformatted_20_Text"><text:s text:c="8"/>"EnableIPv6": false,</text:p>
      <text:p text:style-name="Preformatted_20_Text"><text:s text:c="8"/>"IPAM": {</text:p>
      <text:p text:style-name="Preformatted_20_Text"><text:s text:c="12"/>"Driver": "default",</text:p>
      <text:p text:style-name="Preformatted_20_Text"><text:s text:c="12"/>"Options": {},</text:p>
      <text:p text:style-name="Preformatted_20_Text"><text:s text:c="12"/>"Config": [</text:p>
      <text:p text:style-name="Preformatted_20_Text"><text:s text:c="16"/>{</text:p>
      <text:p text:style-name="Preformatted_20_Text"><text:s text:c="20"/>"Subnet": "172.18.0.0/16",</text:p>
      <text:p text:style-name="Preformatted_20_Text"><text:s text:c="20"/>"Gateway": "172.18.0.1"</text:p>
      <text:p text:style-name="Preformatted_20_Text"><text:s text:c="16"/>}</text:p>
      <text:p text:style-name="Preformatted_20_Text"><text:s text:c="12"/>]</text:p>
      <text:p text:style-name="Preformatted_20_Text"><text:soft-page-break/><text:s text:c="8"/>},</text:p>
      <text:p text:style-name="Preformatted_20_Text"><text:s text:c="8"/>"Internal": false,</text:p>
      <text:p text:style-name="Preformatted_20_Text"><text:s text:c="8"/>"Attachable": false,</text:p>
      <text:p text:style-name="Preformatted_20_Text"><text:s text:c="8"/>"Ingress": false,</text:p>
      <text:p text:style-name="Preformatted_20_Text"><text:s text:c="8"/>"ConfigFrom": {</text:p>
      <text:p text:style-name="Preformatted_20_Text"><text:s text:c="12"/>"Network": ""</text:p>
      <text:p text:style-name="Preformatted_20_Text"><text:s text:c="8"/>},</text:p>
      <text:p text:style-name="Preformatted_20_Text"><text:s text:c="8"/>"ConfigOnly": false,</text:p>
      <text:p text:style-name="Preformatted_20_Text"><text:s text:c="8"/>"Containers": {</text:p>
      <text:p text:style-name="Preformatted_20_Text"><text:s text:c="12"/>"046ab2c4386daa9edad1900316028ea1457562af55aa590eea5847f8d0fab864": {</text:p>
      <text:p text:style-name="Preformatted_20_Text"><text:s text:c="16"/>"Name": "gifted_galileo",</text:p>
      <text:p text:style-name="Preformatted_20_Text"><text:s text:c="16"/>"EndpointID": "2c56b635c67816140dae1cd79ab5c8b73df7dd584bb1a445f56dde6ae5977a3e",</text:p>
      <text:p text:style-name="Preformatted_20_Text"><text:s text:c="16"/>"MacAddress": "02:42:ac:12:00:02",</text:p>
      <text:p text:style-name="Preformatted_20_Text"><text:s text:c="16"/>"IPv4Address": "172.18.0.2/16",</text:p>
      <text:p text:style-name="Preformatted_20_Text"><text:s text:c="16"/>"IPv6Address": ""</text:p>
      <text:p text:style-name="Preformatted_20_Text"><text:s text:c="12"/>}</text:p>
      <text:p text:style-name="Preformatted_20_Text"><text:s text:c="8"/>},</text:p>
      <text:p text:style-name="Preformatted_20_Text"><text:s text:c="8"/>"Options": {},</text:p>
      <text:p text:style-name="Preformatted_20_Text"><text:s text:c="8"/>"Labels": {}</text:p>
      <text:p text:style-name="Preformatted_20_Text"><text:s text:c="4"/>}</text:p>
      <text:p text:style-name="Preformatted_20_Text">]</text:p>
      <text:p text:style-name="Preformatted_20_Text">root@Linuxvm:/home/siva# docker ps</text:p>
      <text:p text:style-name="Preformatted_20_Text">CONTAINER ID <text:s text:c="2"/>IMAGE <text:s text:c="4"/>COMMAND <text:s text:c="17"/>CREATED <text:s text:c="13"/>STATUS <text:s text:c="13"/>PORTS <text:s text:c="4"/>NAMES</text:p>
      <text:p text:style-name="Preformatted_20_Text">046ab2c4386d <text:s text:c="2"/>nginx <text:s text:c="4"/>"/docker-entrypoint.…" <text:s text:c="2"/>About a minute ago <text:s text:c="2"/>Up About a minute <text:s text:c="2"/>80/tcp <text:s text:c="3"/>gifted_galileo</text:p>
      <text:p text:style-name="Preformatted_20_Text">2e87d160c28f <text:s text:c="2"/>ubuntu <text:s text:c="3"/>"/bin/bash" <text:s text:c="13"/>5 days ago <text:s text:c="10"/>Up 7 minutes <text:s text:c="17"/>zealous_keldysh</text:p>
      <text:p text:style-name="Preformatted_20_Text">root@Linuxvm:/home/siva# docker run -itd --name test --network docnetwork nginx </text:p>
      <text:p text:style-name="Preformatted_20_Text">f0389148ba29b6b2edd6c9004acc624847d06a0fa218271ed9187160bafcb0df</text:p>
      <text:p text:style-name="Preformatted_20_Text">root@Linuxvm:/home/siva# docker inspect docnetwork</text:p>
      <text:p text:style-name="Preformatted_20_Text">[</text:p>
      <text:p text:style-name="Preformatted_20_Text"><text:s text:c="4"/>{</text:p>
      <text:p text:style-name="Preformatted_20_Text"><text:s text:c="8"/>"Name": "docnetwork",</text:p>
      <text:p text:style-name="Preformatted_20_Text"><text:s text:c="8"/>"Id": "0ae1a3e3c7801917557369096d59c091852de5ff7d4bd7f25a01e0546678dad0",</text:p>
      <text:p text:style-name="Preformatted_20_Text"><text:s text:c="8"/>"Created": "2024-10-15T08:15:48.53145487+05:30",</text:p>
      <text:p text:style-name="Preformatted_20_Text"><text:s text:c="8"/>"Scope": "local",</text:p>
      <text:p text:style-name="Preformatted_20_Text"><text:s text:c="8"/>"Driver": "bridge",</text:p>
      <text:p text:style-name="Preformatted_20_Text"><text:s text:c="8"/>"EnableIPv6": false,</text:p>
      <text:p text:style-name="Preformatted_20_Text"><text:s text:c="8"/>"IPAM": {</text:p>
      <text:p text:style-name="Preformatted_20_Text"><text:s text:c="12"/>"Driver": "default",</text:p>
      <text:p text:style-name="Preformatted_20_Text"><text:s text:c="12"/>"Options": {},</text:p>
      <text:p text:style-name="Preformatted_20_Text"><text:s text:c="12"/>"Config": [</text:p>
      <text:p text:style-name="Preformatted_20_Text"><text:s text:c="16"/>{</text:p>
      <text:p text:style-name="Preformatted_20_Text"><text:s text:c="20"/>"Subnet": "172.18.0.0/16",</text:p>
      <text:p text:style-name="Preformatted_20_Text"><text:s text:c="20"/>"Gateway": "172.18.0.1"</text:p>
      <text:p text:style-name="Preformatted_20_Text"><text:s text:c="16"/>}</text:p>
      <text:p text:style-name="Preformatted_20_Text"><text:s text:c="12"/>]</text:p>
      <text:p text:style-name="Preformatted_20_Text"><text:s text:c="8"/>},</text:p>
      <text:p text:style-name="Preformatted_20_Text"><text:s text:c="8"/>"Internal": false,</text:p>
      <text:p text:style-name="Preformatted_20_Text"><text:s text:c="8"/>"Attachable": false,</text:p>
      <text:p text:style-name="Preformatted_20_Text"><text:s text:c="8"/>"Ingress": false,</text:p>
      <text:p text:style-name="Preformatted_20_Text"><text:s text:c="8"/>"ConfigFrom": {</text:p>
      <text:p text:style-name="Preformatted_20_Text"><text:s text:c="12"/>"Network": ""</text:p>
      <text:p text:style-name="Preformatted_20_Text"><text:s text:c="8"/>},</text:p>
      <text:p text:style-name="Preformatted_20_Text"><text:s text:c="8"/>"ConfigOnly": false,</text:p>
      <text:p text:style-name="Preformatted_20_Text"><text:s text:c="8"/>"Containers": {</text:p>
      <text:p text:style-name="Preformatted_20_Text"><text:s text:c="12"/>"046ab2c4386daa9edad1900316028ea1457562af55aa590eea5847f8d0fab864": {</text:p>
      <text:p text:style-name="Preformatted_20_Text"><text:s text:c="16"/>"Name": "gifted_galileo",</text:p>
      <text:p text:style-name="Preformatted_20_Text"><text:soft-page-break/><text:s text:c="16"/>"EndpointID": "2c56b635c67816140dae1cd79ab5c8b73df7dd584bb1a445f56dde6ae5977a3e",</text:p>
      <text:p text:style-name="Preformatted_20_Text"><text:s text:c="16"/>"MacAddress": "02:42:ac:12:00:02",</text:p>
      <text:p text:style-name="Preformatted_20_Text"><text:s text:c="16"/>"IPv4Address": "172.18.0.2/16",</text:p>
      <text:p text:style-name="Preformatted_20_Text"><text:s text:c="16"/>"IPv6Address": ""</text:p>
      <text:p text:style-name="Preformatted_20_Text"><text:s text:c="12"/>},</text:p>
      <text:p text:style-name="Preformatted_20_Text"><text:s text:c="12"/>"f0389148ba29b6b2edd6c9004acc624847d06a0fa218271ed9187160bafcb0df": {</text:p>
      <text:p text:style-name="Preformatted_20_Text"><text:s text:c="16"/>"Name": "test",</text:p>
      <text:p text:style-name="Preformatted_20_Text"><text:s text:c="16"/>"EndpointID": "8c65b99430152a2706b08d3e64cecef5ca5233a0a7b3bd8e77759090258a79cb",</text:p>
      <text:p text:style-name="Preformatted_20_Text"><text:s text:c="16"/>"MacAddress": "02:42:ac:12:00:03",</text:p>
      <text:p text:style-name="Preformatted_20_Text"><text:s text:c="16"/>"IPv4Address": "172.18.0.3/16",</text:p>
      <text:p text:style-name="Preformatted_20_Text"><text:s text:c="16"/>"IPv6Address": ""</text:p>
      <text:p text:style-name="Preformatted_20_Text"><text:s text:c="12"/>}</text:p>
      <text:p text:style-name="Preformatted_20_Text"><text:s text:c="8"/>},</text:p>
      <text:p text:style-name="Preformatted_20_Text"><text:s text:c="8"/>"Options": {},</text:p>
      <text:p text:style-name="Preformatted_20_Text"><text:s text:c="8"/>"Labels": {}</text:p>
      <text:p text:style-name="Preformatted_20_Text"><text:s text:c="4"/>}</text:p>
      <text:p text:style-name="Preformatted_20_Text">]</text:p>
      <text:p text:style-name="Preformatted_20_Text">root@Linuxvm:/home/siva# docker exec -it 046a</text:p>
      <text:p text:style-name="Preformatted_20_Text">"docker exec" requires at least 2 arguments.</text:p>
      <text:p text:style-name="Preformatted_20_Text">See &amp;apos;docker exec --help&amp;apos;.</text:p>
      <text:p text:style-name="Preformatted_20_Text"/>
      <text:p text:style-name="Preformatted_20_Text">Usage: <text:s/>docker exec [OPTIONS] CONTAINER COMMAND [ARG...]</text:p>
      <text:p text:style-name="Preformatted_20_Text"/>
      <text:p text:style-name="Preformatted_20_Text">Execute a command in a running container</text:p>
      <text:p text:style-name="Preformatted_20_Text">root@Linuxvm:/home/siva# docker exec -it 046a /bin/bash</text:p>
      <text:p text:style-name="Preformatted_20_Text">root@046ab2c4386d:/# ping 172.18.0.3</text:p>
      <text:p text:style-name="Preformatted_20_Text">bash: ping: command not found</text:p>
      <text:p text:style-name="Preformatted_20_Text">root@046ab2c4386d:/# apt update <text:s text:c="4"/></text:p>
      <text:p text:style-name="Preformatted_20_Text">Get:1 http://deb.debian.org/debian bookworm InRelease [151 kB]</text:p>
      <text:p text:style-name="Preformatted_20_Text">Get:2 http://deb.debian.org/debian bookworm-updates InRelease [55.4 kB]</text:p>
      <text:p text:style-name="Preformatted_20_Text">Get:3 http://deb.debian.org/debian-security bookworm-security InRelease [48.0 kB]</text:p>
      <text:p text:style-name="Preformatted_20_Text">Get:4 http://deb.debian.org/debian bookworm/main amd64 Packages [8787 kB]</text:p>
      <text:p text:style-name="Preformatted_20_Text">Get:5 http://deb.debian.org/debian bookworm-updates/main amd64 Packages [2468 B]</text:p>
      <text:p text:style-name="Preformatted_20_Text">Get:6 http://deb.debian.org/debian-security bookworm-security/main amd64 Packages [188 kB]</text:p>
      <text:p text:style-name="Preformatted_20_Text">Fetched 9232 kB in 6s (1597 kB/s)<text:span text:style-name="T4"> <text:s text:c="22"/></text:span></text:p>
      <text:p text:style-name="Preformatted_20_Text">Reading package lists... Done</text:p>
      <text:p text:style-name="Preformatted_20_Text">Building dependency tree... Done</text:p>
      <text:p text:style-name="Preformatted_20_Text">Reading state information... Done</text:p>
      <text:p text:style-name="Preformatted_20_Text">All packages are up to date.</text:p>
      <text:p text:style-name="Preformatted_20_Text">root@046ab2c4386d:/# apt-get install -y iputils-ping</text:p>
      <text:p text:style-name="Preformatted_20_Text">Reading package lists... Done</text:p>
      <text:p text:style-name="Preformatted_20_Text">Building dependency tree... Done</text:p>
      <text:p text:style-name="Preformatted_20_Text">Reading state information... Done</text:p>
      <text:p text:style-name="Preformatted_20_Text">The following additional packages will be installed:</text:p>
      <text:p text:style-name="Preformatted_20_Text"><text:s text:c="2"/>libcap2-bin libpam-cap</text:p>
      <text:p text:style-name="Preformatted_20_Text">The following NEW packages will be installed:</text:p>
      <text:p text:style-name="Preformatted_20_Text"><text:s text:c="2"/>iputils-ping libcap2-bin libpam-cap</text:p>
      <text:p text:style-name="Preformatted_20_Text">0 upgraded, 3 newly installed, 0 to remove and 0 not upgraded.</text:p>
      <text:p text:style-name="Preformatted_20_Text">Need to get 96.2 kB of archives.</text:p>
      <text:p text:style-name="Preformatted_20_Text">After this operation, 311 kB of additional disk space will be used.</text:p>
      <text:p text:style-name="Preformatted_20_Text">Get:1 http://deb.debian.org/debian bookworm/main amd64 libcap2-bin amd64 1:2.66-4 [34.7 kB]</text:p>
      <text:p text:style-name="Preformatted_20_Text">Get:2 http://deb.debian.org/debian bookworm/main amd64 iputils-ping amd64 3:20221126-1 [47.1 kB]</text:p>
      <text:p text:style-name="Preformatted_20_Text">Get:3 http://deb.debian.org/debian bookworm/main amd64 libpam-cap amd64 1:2.66-4 [14.5 kB]</text:p>
      <text:p text:style-name="Preformatted_20_Text">Fetched 96.2 kB in 1s (160 kB/s) <text:s text:c="4"/></text:p>
      <text:p text:style-name="Preformatted_20_Text">debconf: delaying package configuration, since apt-utils is not installed</text:p>
      <text:p text:style-name="Preformatted_20_Text">Selecting previously unselected package libcap2-bin.</text:p>
      <text:p text:style-name="Preformatted_20_Text"><text:soft-page-break/>(Reading database ... 7580 files and directories currently installed.)</text:p>
      <text:p text:style-name="Preformatted_20_Text">Preparing to unpack .../libcap2-bin_1%3a2.66-4_amd64.deb ...</text:p>
      <text:p text:style-name="Preformatted_20_Text">Unpacking libcap2-bin (1:2.66-4) ...</text:p>
      <text:p text:style-name="Preformatted_20_Text">Selecting previously unselected package iputils-ping.</text:p>
      <text:p text:style-name="Preformatted_20_Text">Preparing to unpack .../iputils-ping_3%3a20221126-1_amd64.deb ...</text:p>
      <text:p text:style-name="Preformatted_20_Text">Unpacking iputils-ping (3:20221126-1) ...</text:p>
      <text:p text:style-name="Preformatted_20_Text">Selecting previously unselected package libpam-cap:amd64.</text:p>
      <text:p text:style-name="Preformatted_20_Text">Preparing to unpack .../libpam-cap_1%3a2.66-4_amd64.deb ...</text:p>
      <text:p text:style-name="Preformatted_20_Text">Unpacking libpam-cap:amd64 (1:2.66-4) ...</text:p>
      <text:p text:style-name="Preformatted_20_Text">Setting up libcap2-bin (1:2.66-4) ...</text:p>
      <text:p text:style-name="Preformatted_20_Text">Setting up libpam-cap:amd64 (1:2.66-4) ...</text:p>
      <text:p text:style-name="Preformatted_20_Text">debconf: unable to initialize frontend: Dialog</text:p>
      <text:p text:style-name="Preformatted_20_Text">debconf: (No usable dialog-like program is installed, so the dialog based frontend cannot be used. at /usr/share/perl5/Debconf/FrontEnd/Dialog.pm line 78.)</text:p>
      <text:p text:style-name="Preformatted_20_Text">debconf: falling back to frontend: Readline</text:p>
      <text:p text:style-name="Preformatted_20_Text">debconf: unable to initialize frontend: Readline</text:p>
      <text:p text:style-name="Preformatted_20_Text">debconf: (Can&amp;apos;t locate Term/ReadLine.pm in @INC (you may need to install the Term::ReadLine module) (@INC contains: /etc/perl /usr/local/lib/x86_64-linux-gnu/perl/5.36.0 /usr/local/share/perl/5.36.0 /usr/lib/x86_64-linux-gnu/perl5/5.36 /usr/share/perl5 /usr/lib/x86_64-linux-gnu/perl-base /usr/lib/x86_64-linux-gnu/perl/5.36 /usr/share/perl/5.36 /usr/local/lib/site_perl) at /usr/share/perl5/Debconf/FrontEnd/Readline.pm line 7.)</text:p>
      <text:p text:style-name="Preformatted_20_Text">debconf: falling back to frontend: Teletype</text:p>
      <text:p text:style-name="Preformatted_20_Text">Setting up iputils-ping (3:20221126-1) ...</text:p>
      <text:p text:style-name="Preformatted_20_Text">root@046ab2c4386d:/# ping 172.18.0.3</text:p>
      <text:p text:style-name="Preformatted_20_Text">PING 172.18.0.3 (172.18.0.3) 56(84) bytes of data.</text:p>
      <text:p text:style-name="Preformatted_20_Text">64 bytes from 172.18.0.3: icmp_seq=1 ttl=64 time=0.074 ms</text:p>
      <text:p text:style-name="Preformatted_20_Text">64 bytes from 172.18.0.3: icmp_seq=2 ttl=64 time=0.097 ms</text:p>
      <text:p text:style-name="Preformatted_20_Text">64 bytes from 172.18.0.3: icmp_seq=3 ttl=64 time=0.044 ms</text:p>
      <text:p text:style-name="Preformatted_20_Text">64 bytes from 172.18.0.3: icmp_seq=4 ttl=64 time=0.043 ms</text:p>
      <text:p text:style-name="Preformatted_20_Text">64 bytes from 172.18.0.3: icmp_seq=5 ttl=64 time=0.172 ms</text:p>
      <text:p text:style-name="Preformatted_20_Text">64 bytes from 172.18.0.3: icmp_seq=6 ttl=64 time=0.036 ms</text:p>
      <text:p text:style-name="Preformatted_20_Text">64 bytes from 172.18.0.3: icmp_seq=7 ttl=64 time=0.189 ms</text:p>
      <text:p text:style-name="Preformatted_20_Text">64 bytes from 172.18.0.3: icmp_seq=8 ttl=64 time=0.037 ms</text:p>
      <text:p text:style-name="Preformatted_20_Text">64 bytes from 172.18.0.3: icmp_seq=9 ttl=64 time=0.096 ms</text:p>
      <text:p text:style-name="Preformatted_20_Text">64 bytes from 172.18.0.3: icmp_seq=10 ttl=64 time=0.043 ms</text:p>
      <text:p text:style-name="Preformatted_20_Text">64 bytes from 172.18.0.3: icmp_seq=11 ttl=64 time=0.081 ms</text:p>
      <text:p text:style-name="Preformatted_20_Text">64 bytes from 172.18.0.3: icmp_seq=12 ttl=64 time=0.046 ms</text:p>
      <text:p text:style-name="Preformatted_20_Text">64 bytes from 172.18.0.3: icmp_seq=13 ttl=64 time=0.043 ms</text:p>
      <text:p text:style-name="Preformatted_20_Text">64 bytes from 172.18.0.3: icmp_seq=14 ttl=64 time=0.057 ms</text:p>
      <text:p text:style-name="Preformatted_20_Text">64 bytes from 172.18.0.3: icmp_seq=15 ttl=64 time=0.058 ms</text:p>
      <text:p text:style-name="Preformatted_20_Text">64 bytes from 172.18.0.3: icmp_seq=16 ttl=64 time=0.048 ms</text:p>
      <text:p text:style-name="Preformatted_20_Text">64 bytes from 172.18.0.3: icmp_seq=17 ttl=64 time=0.177 ms</text:p>
      <text:p text:style-name="Preformatted_20_Text">64 bytes from 172.18.0.3: icmp_seq=18 ttl=64 time=0.047 ms</text:p>
      <text:p text:style-name="Preformatted_20_Text">64 bytes from 172.18.0.3: icmp_seq=19 ttl=64 time=0.087 ms</text:p>
      <text:p text:style-name="Preformatted_20_Text">64 bytes from 172.18.0.3: icmp_seq=20 ttl=64 time=0.048 ms</text:p>
      <text:p text:style-name="Preformatted_20_Text">64 bytes from 172.18.0.3: icmp_seq=21 ttl=64 time=0.051 ms</text:p>
      <text:p text:style-name="Preformatted_20_Text">64 bytes from 172.18.0.3: icmp_seq=22 ttl=64 time=0.063 ms</text:p>
      <text:p text:style-name="Preformatted_20_Text">64 bytes from 172.18.0.3: icmp_seq=23 ttl=64 time=0.205 ms</text:p>
      <text:p text:style-name="Preformatted_20_Text">64 bytes from 172.18.0.3: icmp_seq=24 ttl=64 time=0.117 ms</text:p>
      <text:p text:style-name="Preformatted_20_Text">64 bytes from 172.18.0.3: icmp_seq=25 ttl=64 time=0.097 ms</text:p>
      <text:p text:style-name="Preformatted_20_Text">64 bytes from 172.18.0.3: icmp_seq=26 ttl=64 time=0.245 ms</text:p>
      <text:p text:style-name="Preformatted_20_Text">64 bytes from 172.18.0.3: icmp_seq=27 ttl=64 time=0.113 ms</text:p>
      <text:p text:style-name="Preformatted_20_Text">64 bytes from 172.18.0.3: icmp_seq=28 ttl=64 time=0.038 ms</text:p>
      <text:p text:style-name="Preformatted_20_Text">64 bytes from 172.18.0.3: icmp_seq=29 ttl=64 time=0.078 ms</text:p>
      <text:p text:style-name="Preformatted_20_Text">64 bytes from 172.18.0.3: icmp_seq=30 ttl=64 time=0.087 ms</text:p>
      <text:p text:style-name="Preformatted_20_Text">^C</text:p>
      <text:p text:style-name="Preformatted_20_Text">--- 172.18.0.3 ping statistics ---</text:p>
      <text:p text:style-name="Preformatted_20_Text">30 packets transmitted, 30 received, 0% packet loss, time 29724ms</text:p>
      <text:p text:style-name="Preformatted_20_Text">rtt min/avg/max/mdev = 0.036/0.087/0.245/0.055 ms</text:p>
      <text:p text:style-name="P4">root@046ab2c4386d:/# </text:p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08:55:20.645384993</meta:creation-date>
    <dc:date>2024-10-15T08:38:04.642695079</dc:date>
    <meta:editing-duration>PT4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4" meta:paragraph-count="721" meta:word-count="2795" meta:character-count="32107" meta:non-whitespace-character-count="23406"/>
  </office:meta>
</office:document-meta>
</file>